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A15EC63B150733C6.png" manifest:media-type="image/png"/>
  <manifest:file-entry manifest:full-path="Pictures/100002010000007900000141B467DE4654EBA840.png" manifest:media-type="image/png"/>
  <manifest:file-entry manifest:full-path="Pictures/10000201000000F4000000D662DDA106D708B6DF.png" manifest:media-type="image/png"/>
  <manifest:file-entry manifest:full-path="Pictures/10000201000003100000016415AEBCE4146685E8.png" manifest:media-type="image/png"/>
  <manifest:file-entry manifest:full-path="Pictures/10000201000000790000014134123A0B8B9517AD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1B500000073888061021EF6C6F7.png" manifest:media-type="image/png"/>
  <manifest:file-entry manifest:full-path="Pictures/100002010000031F000000A543CA2FAB035AE7D7.png" manifest:media-type="image/png"/>
  <manifest:file-entry manifest:full-path="Pictures/100002010000010F000000BA73E55D8728CF6DE4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15F0000014A5FFEDC419F6A6036.png" manifest:media-type="image/png"/>
  <manifest:file-entry manifest:full-path="Pictures/100000000000054F000001B96804C02D0DDB63E5.png" manifest:media-type="image/png"/>
  <manifest:file-entry manifest:full-path="Pictures/100002010000056D000002EEBEE16105AA549AFA.png" manifest:media-type="image/png"/>
  <manifest:file-entry manifest:full-path="Pictures/100002010000037500000231B3B73E1C2A548B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6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7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5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6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7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09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0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2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3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6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7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8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2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4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5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6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2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4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7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8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0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4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7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49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0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3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4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6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font-size="54pt" style:font-size-asian="54pt" style:font-size-complex="54pt"/>
    </style:style>
    <style:style style:name="T258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59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0" style:family="text">
      <style:text-properties fo:font-size="18pt" style:font-size-asian="18pt" style:font-size-complex="18pt"/>
    </style:style>
    <style:style style:name="T261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2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64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65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6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0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73E55D8728CF6DE4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B467DE4654EBA840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34123A0B8B9517AD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60">Agora, 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4cm">
          <draw:image xlink:href="Pictures/100000000000054F000001B96804C02D0DDB63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$this</text:span><text:span text:style-name="T152">→redirect('/carrinho/comprar'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2">&lt;a id="buy_button" href="./carrinho/comprar?id=&lt;?=$produto['id']?&gt;"</text:span></text:p>
            <text:p text:style-name="P71"><text:span text:style-name="T152">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?id=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9"> </text:span><text:span text:style-name="T152">excluirAction()</text:span></text:p>
            <text:p text:style-name="P77"><text:span text:style-name="T152">{</text:span></text:p>
            <text:p text:style-name="P77"><text:span text:style-name="T176">$id</text:span><text:span text:style-name="T179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9"> </text:span><text:span text:style-name="T152">(is_null(</text:span><text:span text:style-name="T176">$id</text:span><text:span text:style-name="T152">))</text:span></text:p>
            <text:p text:style-name="P77"><text:span text:style-name="T152">{</text:span></text:p>
            <text:p text:style-name="P77"><text:span text:style-name="T176">$this</text:span><text:span text:style-name="T152">-&gt;_redirect(</text:span><text:span text:style-name="T180">'/carrinho/'</text:span><text:span text:style-name="T179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6">$chave</text:span><text:span text:style-name="T152"> </text:span><text:span text:style-name="T177">=&gt; </text:span><text:span text:style-name="T176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6">$produto</text:span><text:span text:style-name="T152">[</text:span><text:span text:style-name="T180">'id'</text:span><text:span text:style-name="T152">] == </text:span><text:span text:style-name="T176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6">$_SESSION</text:span><text:span text:style-name="T152">[</text:span><text:span text:style-name="T180">'carrinho'</text:span><text:span text:style-name="T152">][</text:span><text:span text:style-name="T176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6">$this</text:span><text:span text:style-name="T152">-&gt;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$viewModel </text:span><text:span text:style-name="T152">= new ViewModel();</text:span></text:p>
            <text:p text:style-name="P77"><text:span text:style-name="T152"><text:s/></text:span><text:span text:style-name="T152"><text:tab/></text:span><text:span text:style-name="T176">$viewModel</text:span><text:span text:style-name="T152">-&gt;assign(</text:span><text:span text:style-name="T180">'produtoSelecionado' </text:span><text:span text:style-name="T176">$produtoSelecionado</text:span><text:span text:style-name="T152">);</text:span></text:p>
            <text:p text:style-name="P77"><text:span text:style-name="T152"/></text:p>
            <text:p text:style-name="P77"><text:span text:style-name="T176"><text:s/></text:span><text:span text:style-name="T176"><text:tab/></text:span><text:span text:style-name="T176"><text:tab/></text:span><text:span text:style-name="T176"><text:tab/></text:span><text:span text:style-name="T176">$viewModel</text:span><text:span text:style-name="T152">-&gt;assign(</text:span><text:span text:style-name="T180">'body'</text:span><text:span text:style-name="T152">,</text:span><text:span text:style-name="T180">'editar.phtml'</text:span><text:span text:style-name="T152">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1"><text:s/></text:span><text:span text:style-name="T181"><text:tab/></text:span><text:span text:style-name="T152"><text:tab/></text:span><text:span text:style-name="T182"><text:tab/></text:span><text:span text:style-name="T179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$id</text:span><text:span text:style-name="T152"> = (</text:span><text:span text:style-name="T179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if</text:span><text:span text:style-name="T152"> (is_null(</text:span><text:span text:style-name="T176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$this</text:span><text:span text:style-name="T152">-&gt;_redirect('/carrinho/'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9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6">$quantidade</text:span><text:span text:style-name="T152"> = (</text:span><text:span text:style-name="T179">int</text:span><text:span text:style-name="T152">) </text:span><text:span text:style-name="T176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9">foreach</text:span><text:span text:style-name="T152"> (</text:span><text:span text:style-name="T176">$_SESSION</text:span><text:span text:style-name="T152">[</text:span><text:span text:style-name="T180">'carrinho'</text:span><text:span text:style-name="T152">] </text:span><text:span text:style-name="T179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9"><text:tab/></text:span><text:span text:style-name="T179">if</text:span><text:span text:style-name="T152"> (</text:span><text:span text:style-name="T179">isset</text:span><text:span text:style-name="T152">(</text:span><text:span text:style-name="T176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If</text:span><text:span text:style-name="T152"> (</text:span><text:span text:style-name="T176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<text:tab/></text:span><text:span text:style-name="T176"> </text:span><text:span text:style-name="T176">$_SESSION</text:span><text:span text:style-name="T152">['carrinho'][</text:span><text:span text:style-name="T176">$chave</text:span><text:span text:style-name="T152">][</text:span><text:span text:style-name="T180">'quantidade'</text:span><text:span text:style-name="T152">]= </text:span><text:span text:style-name="T176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9"><text:tab/></text:span><text:span text:style-name="T179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6"><text:tab/></text:span><text:span text:style-name="T176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3">Agora criaremos na classe </text:span><text:span text:style-name="T184">AbstractActionController o </text:span><text:span text:style-name="T183">método </text:span><text:span text:style-name="T184">Fechar.</text:span></text:p>
            <text:p text:style-name="P77"><text:span text:style-name="T185"/></text:p>
            <text:p text:style-name="P77"><text:span text:style-name="T186"><text:s/></text:span><text:span text:style-name="T186"><text:tab/></text:span><text:span text:style-name="T186"><text:tab/></text:span><text:span text:style-name="T186">/* Fechamento da compra */</text:span></text:p>
            <text:p text:style-name="P77"><text:span text:style-name="T187"><text:s/></text:span><text:span text:style-name="T187"><text:tab/></text:span><text:span text:style-name="T187"><text:tab/></text:span><text:span text:style-name="T187">public function</text:span><text:span text:style-name="T188"> fecharAction()</text:span></text:p>
            <text:p text:style-name="P77"><text:span text:style-name="T188"><text:s/></text:span><text:span text:style-name="T188"><text:tab/></text:span><text:span text:style-name="T188"><text:tab/></text:span><text:span text:style-name="T188">{</text:span></text:p>
            <text:p text:style-name="P77"><text:span text:style-name="T187"><text:s/></text:span><text:span text:style-name="T187"><text:tab/></text:span><text:span text:style-name="T187"><text:tab/></text:span><text:span text:style-name="T187"><text:tab/></text:span><text:span text:style-name="T187">if</text:span><text:span text:style-name="T188"> (!</text:span><text:span text:style-name="T187">isset</text:span><text:span text:style-name="T188">(</text:span><text:span text:style-name="T189">$_SESSION</text:span><text:span text:style-name="T188">['cliente']))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{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<text:tab/></text:span><text:span text:style-name="T189">$this</text:span><text:span text:style-name="T188">-&gt;_redirect('/index/acessar');</text:span></text:p>
            <text:p text:style-name="P77"><text:span text:style-name="T187"><text:s/></text:span><text:span text:style-name="T187"><text:tab/></text:span><text:span text:style-name="T187"><text:tab/></text:span><text:span text:style-name="T187"><text:tab/></text:span><text:span text:style-name="T187"><text:tab/></text:span><text:span text:style-name="T187">exit</text:span><text:span text:style-name="T188">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}</text:span></text:p>
            <text:p text:style-name="P77"><text:span text:style-name="T18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9">$viewModel</text:span><text:span text:style-name="T188"> = Zend_Registry::get(</text:span><text:span text:style-name="T190">'view'</text:span><text:span text:style-name="T188">);</text:span></text:p>
            <text:p text:style-name="P77"><text:span text:style-name="T189">$viewModel</text:span><text:span text:style-name="T188">-&gt;assign(</text:span><text:span text:style-name="T190">'body','fechar.phtml'</text:span><text:span text:style-name="T188">);</text:span></text:p>
            <text:p text:style-name="P77"><text:span text:style-name="T188">$this-&gt;_response→setBody($viewModel-&gt;render(</text:span><text:span text:style-name="T190">'default.phtml'</text:span><text:span text:style-name="T188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1">Dá pra perceber que esse método vai exigir a criação de duas visões. Uma é </text:span><text:span text:style-name="T192">fechar.phtml</text:span><text:span text:style-name="T191">. Outra é </text:span><text:span text:style-name="T192">acessar.phtml. </text:span><text:span text:style-name="T191">Vamos começar pela tela de identificação do cliente. Só que antes, precisamos criar a tabela </text:span><text:span text:style-name="T193">usuarios</text:span><text:span text:style-name="T191"> no banco de dados, com os seguintes campos:</text:span></text:p>
            <text:p text:style-name="P77"><text:span text:style-name="T191"/></text:p>
            <text:p text:style-name="P77"><text:span text:style-name="T191"/></text:p>
            <text:list text:style-name="L4">
              <text:list-item>
                <text:p text:style-name="P77"><text:span text:style-name="T186">id</text:span><text:span text:style-name="T194"> : serial / (não nulo, chave única e chave primária)</text:span></text:p>
              </text:list-item>
              <text:list-item>
                <text:p text:style-name="P77"><text:span text:style-name="T186">cpf</text:span><text:span text:style-name="T194"> : text</text:span></text:p>
              </text:list-item>
              <text:list-item>
                <text:p text:style-name="P77"><text:span text:style-name="T186">email</text:span><text:span text:style-name="T194">: text</text:span></text:p>
              </text:list-item>
              <text:list-item>
                <text:p text:style-name="P77"><text:span text:style-name="T186">senha</text:span><text:span text:style-name="T194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5"> pageHeader.phtml </text:span><text:span text:style-name="T62">de:</text:span></text:p>
            <text:p><text:span text:style-name="T62"/></text:p>
            <text:p><text:span text:style-name="T62"/></text:p>
            <text:p><text:span text:style-name="T196">&lt;a href="./acessar" &gt;Acessa r&lt;/a&gt;&amp;nbsp;</text:span></text:p>
            <text:p><text:span text:style-name="T196">&lt;a href="./cadastrar" &gt;Cadastrar&lt;/a&gt;</text:span></text:p>
            <text:p><text:span text:style-name="T62"/></text:p>
            <text:p><text:span text:style-name="T62">Para</text:span></text:p>
            <text:p><text:span text:style-name="T196"/></text:p>
            <text:p><text:span text:style-name="T196">&lt;a href="/zend/acme/index/acessar" &gt;Acessar&lt;/a&gt; &amp;nbsp;</text:span></text:p>
            <text:p><text:span text:style-name="T196">&lt;a href="/zend/acme/index/cadastrar"&gt;Cadastrar&lt;/a&gt;</text:span></text:p>
            <text:p><text:span text:style-name="T196"/></text:p>
            <text:p><text:span text:style-name="T196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7">/* Identificação do cliente */</text:span></text:p>
            <text:p><text:span text:style-name="T198"><text:s/></text:span><text:span text:style-name="T198"><text:tab/></text:span><text:span text:style-name="T198">public function</text:span><text:span text:style-name="T199"> acessarAction()</text:span></text:p>
            <text:p><text:span text:style-name="T199">{</text:span></text:p>
            <text:p><text:span text:style-name="T200"><text:s/></text:span><text:span text:style-name="T200"><text:tab/></text:span><text:span text:style-name="T200">if </text:span><text:span text:style-name="T199">(</text:span><text:span text:style-name="T200">isset</text:span><text:span text:style-name="T199">(</text:span><text:span text:style-name="T201">$_SESSION</text:span><text:span text:style-name="T199">['</text:span><text:span text:style-name="T202">cliente'</text:span><text:span text:style-name="T199">]))</text:span></text:p>
            <text:p><text:span text:style-name="T199">{</text:span></text:p>
            <text:p><text:span text:style-name="T201"><text:s/></text:span><text:span text:style-name="T201"><text:tab/></text:span><text:span text:style-name="T201">$this</text:span><text:span text:style-name="T199">-&gt;_redirect(</text:span><text:span text:style-name="T202">'/carrinho/comprar'</text:span><text:span text:style-name="T199">);</text:span></text:p>
            <text:p><text:span text:style-name="T199">}</text:span></text:p>
            <text:p><text:span text:style-name="T199">}</text:span></text:p>
            <text:p><text:span text:style-name="T201"><text:s/></text:span><text:span text:style-name="T201"><text:tab/></text:span><text:span text:style-name="T201">$viewModel</text:span><text:span text:style-name="T199"> = Zend_Registry::get(</text:span><text:span text:style-name="T202">'view'</text:span><text:span text:style-name="T199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196">$viewModel→assign('mensagem',isset($_SESSION['mensagem']) </text:span><text:span text:style-name="T199">?</text:span><text:span text:style-name="T201">$_SESSION</text:span><text:span text:style-name="T199">[</text:span><text:span text:style-name="T202">'mensagem'</text:span><text:span text:style-name="T199">] : '');</text:span></text:p>
            <text:p><text:span text:style-name="T201">$viewModel</text:span><text:span text:style-name="T196">-&gt;assign(</text:span><text:span text:style-name="T202">'body','acessar.phtml'</text:span><text:span text:style-name="T196">);</text:span></text:p>
            <text:p><text:span text:style-name="T201">$this</text:span><text:span text:style-name="T196">-&gt;response→setBody(</text:span><text:span text:style-name="T201">$viewModel</text:span><text:span text:style-name="T196">→render(</text:span><text:span text:style-name="T202">'default.phtml'</text:span><text:span text:style-name="T196">));</text:span></text:p>
            <text:p><text:span text:style-name="T196">}</text:span></text:p>
            <text:p><text:span text:style-name="T196"/></text:p>
            <text:p><text:span text:style-name="T196"/></text:p>
            <text:p><text:span text:style-name="T203"/></text:p>
            <text:p><text:span text:style-name="T203"/></text:p>
            <text:p><text:span text:style-name="T203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4"/></text:p>
            <text:p><text:span text:style-name="T204"/></text:p>
            <text:p><text:span text:style-name="T205">&lt;h3 id="warning"&gt;&lt;?=$this-&gt;mensagem?&gt;&lt;/h3&gt;</text:span></text:p>
            <text:p><text:span text:style-name="T205">&lt;center&gt;</text:span></text:p>
            <text:p><text:span text:style-name="T205">&lt;form action="/zend/acme/index/login" method="post"&gt;</text:span></text:p>
            <text:p><text:span text:style-name="T205">CPF:</text:span></text:p>
            <text:p><text:span text:style-name="T205">&lt;input name="cpf" value="" id="cpf" type="text"&gt;</text:span></text:p>
            <text:p><text:span text:style-name="T205">e-mail:</text:span></text:p>
            <text:p><text:span text:style-name="T205">&lt;input name="email" value="" id="email" type="text"&gt;</text:span></text:p>
            <text:p><text:span text:style-name="T205">senha:</text:span></text:p>
            <text:p><text:span text:style-name="T205">&lt;input name="senha" value="" id="senha" type="password"&gt;</text:span></text:p>
            <text:p><text:span text:style-name="T205">&lt;input type="submit" name="login" value="Login"/&gt;</text:span></text:p>
            <text:p><text:span text:style-name="T205">&lt;/form&gt;</text:span></text:p>
            <text:p><text:span text:style-name="T205">&lt;/center&gt;</text:span></text:p>
            <text:p><text:span text:style-name="T205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><text:s/></text:span><text:span text:style-name="T196"><text:tab/></text:span><text:span text:style-name="T203">Essa visão submete o formulário para o método login do IndexController. Vamos criá-lo:</text:span></text:p>
            <text:p><text:span text:style-name="T196"/></text:p>
            <text:p><text:span text:style-name="T196"/></text:p>
            <text:p><text:span text:style-name="T206"><text:s/></text:span><text:span text:style-name="T206"><text:tab/></text:span><text:span text:style-name="T206">/* Efetua o login do cliente */</text:span></text:p>
            <text:p><text:span text:style-name="T207"><text:s/></text:span><text:span text:style-name="T207"><text:tab/></text:span><text:span text:style-name="T207">public function</text:span><text:span text:style-name="T196"> loginAction()</text:span></text:p>
            <text:p><text:span text:style-name="T196">{</text:span></text:p>
            <text:p><text:span text:style-name="T201"><text:s/></text:span><text:span text:style-name="T201"><text:tab/></text:span><text:span text:style-name="T201">$cpf</text:span><text:span text:style-name="T196"> = </text:span><text:span text:style-name="T201">$this</text:span><text:span text:style-name="T152">-&gt;params()-&gt;fromRoute</text:span><text:span text:style-name="T196">(</text:span><text:span text:style-name="T202">'cpf'</text:span><text:span text:style-name="T196">);</text:span></text:p>
            <text:p><text:span text:style-name="T201"><text:s/></text:span><text:span text:style-name="T201"><text:tab/></text:span><text:span text:style-name="T201">$email</text:span><text:span text:style-name="T196"> = </text:span><text:span text:style-name="T201">$this</text:span><text:span text:style-name="T152">-&gt;params()-&gt;fromRoute</text:span><text:span text:style-name="T196">(</text:span><text:span text:style-name="T202">'email'</text:span><text:span text:style-name="T196">);</text:span></text:p>
            <text:p><text:span text:style-name="T201"><text:s/></text:span><text:span text:style-name="T201"><text:tab/></text:span><text:span text:style-name="T201">$senha</text:span><text:span text:style-name="T196"> = </text:span><text:span text:style-name="T201">$this</text:span><text:span text:style-name="T152">-&gt;params()-&gt;fromRoute</text:span><text:span text:style-name="T196">(</text:span><text:span text:style-name="T202">'senha'</text:span><text:span text:style-name="T19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/></text:p>
            <text:p><text:span text:style-name="T196"><text:s/></text:span><text:span text:style-name="T196"><text:tab/></text:span><text:span text:style-name="T200">if </text:span><text:span text:style-name="T196">(</text:span><text:span text:style-name="T201">$cpf</text:span><text:span text:style-name="T196">)</text:span></text:p>
            <text:p><text:span text:style-name="T196"><text:s/></text:span><text:span text:style-name="T196">{</text:span></text:p>
            <text:p><text:span text:style-name="T196"><text:s/></text:span><text:span text:style-name="T196"><text:tab/></text:span><text:span text:style-name="T201">$campo</text:span><text:span text:style-name="T196"> = </text:span><text:span text:style-name="T202">'cpf'</text:span><text:span text:style-name="T199">;</text:span></text:p>
            <text:p><text:span text:style-name="T196"><text:s/></text:span><text:span text:style-name="T196">}</text:span></text:p>
            <text:p><text:span text:style-name="T196"><text:s/></text:span><text:span text:style-name="T196"><text:tab/></text:span><text:span text:style-name="T200">else</text:span></text:p>
            <text:p><text:span text:style-name="T196"><text:s/></text:span><text:span text:style-name="T196">{</text:span></text:p>
            <text:p><text:span text:style-name="T196"><text:s/></text:span><text:span text:style-name="T196"><text:tab/></text:span><text:span text:style-name="T201">$campo</text:span><text:span text:style-name="T196"> = 'email';</text:span></text:p>
            <text:p><text:span text:style-name="T196"><text:s/></text:span><text:span text:style-name="T196">}</text:span></text:p>
            <text:p><text:span text:style-name="T196"><text:s/></text:span><text:span text:style-name="T196"><text:tab/></text:span><text:span text:style-name="T201">$where</text:span><text:span text:style-name="T196"> = </text:span><text:span text:style-name="T201">$table</text:span><text:span text:style-name="T196">-&gt;getAdapter()-&gt;quoteInto("</text:span><text:span text:style-name="T202">$campo = ?"</text:span><text:span text:style-name="T196">, </text:span><text:span text:style-name="T201">$cpf</text:span><text:span text:style-name="T196">);</text:span></text:p>
            <text:p><text:span text:style-name="T196"><text:s/></text:span><text:span text:style-name="T196"><text:tab/></text:span><text:span text:style-name="T201">$usuario</text:span><text:span text:style-name="T196"> = </text:span><text:span text:style-name="T201">$table</text:span><text:span text:style-name="T196">-&gt;fetchAll(</text:span><text:span text:style-name="T201">$where</text:span><text:span text:style-name="T196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0"><text:s/></text:span><text:span text:style-name="T200"><text:tab/></text:span><text:span text:style-name="T200">if</text:span><text:span text:style-name="T196"> (!</text:span><text:span text:style-name="T200">empty</text:span><text:span text:style-name="T196">(</text:span><text:span text:style-name="T201">$usuario</text:span><text:span text:style-name="T196">) &amp;&amp;</text:span></text:p>
            <text:p><text:span text:style-name="T201"><text:s/></text:span><text:span text:style-name="T201"><text:tab/></text:span><text:span text:style-name="T201"><text:tab/></text:span><text:span text:style-name="T201">$usuario</text:span><text:span text:style-name="T196">[0]['senha'] == </text:span><text:span text:style-name="T201">$senha</text:span><text:span text:style-name="T196">)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_SESSION</text:span><text:span text:style-name="T196">['cliente'] = </text:span><text:span text:style-name="T201">$usuario</text:span><text:span text:style-name="T196">;</text:span></text:p>
            <text:p><text:span text:style-name="T201"><text:s/></text:span><text:span text:style-name="T201"><text:tab/></text:span><text:span text:style-name="T201"> </text:span><text:span text:style-name="T201"><text:tab/></text:span><text:span text:style-name="T201">$this</text:span><text:span text:style-name="T196">-&gt;_redirect('/carrinho');</text:span></text:p>
            <text:p><text:span text:style-name="T196">}</text:span></text:p>
            <text:p><text:span text:style-name="T200"><text:s/></text:span><text:span text:style-name="T200"><text:tab/></text:span><text:span text:style-name="T200">else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_SESSION</text:span><text:span text:style-name="T196">[</text:span><text:span text:style-name="T202">'mensagem'</text:span><text:span text:style-name="T196">] = </text:span><text:span text:style-name="T202">'Dados inválidos'</text:span><text:span text:style-name="T196">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6">-&gt;_redirect(</text:span><text:span text:style-name="T202">'/index/acessar'</text:span><text:span text:style-name="T196">);</text:span></text:p>
            <text:p><text:span text:style-name="T196"><text:s/></text:span><text:span text:style-name="T196"><text:tab/></text:span><text:span text:style-name="T196">}</text:span></text:p>
            <text:p><text:span text:style-name="T19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3">Precisamos agora cadastrar um cliente. Vamos criar o método </text:span><text:span text:style-name="T208">cadastrar</text:span><text:span text:style-name="T203"> em </text:span><text:span text:style-name="T208">IndexController</text:span><text:span text:style-name="T203">. Ele só serve para exibir a visão correspondente, que criaremos em seguida:</text:span></text:p>
            <text:p><text:span text:style-name="T203"/></text:p>
            <text:p><text:span text:style-name="T206"><text:s/></text:span><text:span text:style-name="T206"><text:tab/></text:span><text:span text:style-name="T206"><text:tab/></text:span><text:span text:style-name="T206">/* Cadastramento do cliente */</text:span></text:p>
            <text:p><text:span text:style-name="T207"><text:s/></text:span><text:span text:style-name="T207"><text:tab/></text:span><text:span text:style-name="T207"><text:tab/></text:span><text:span text:style-name="T207">public function</text:span><text:span text:style-name="T196"> cadastrarAction()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6"> = Zend_Registry::get(</text:span><text:span text:style-name="T202">'view'</text:span><text:span text:style-name="T196">);</text:span></text:p>
            <text:p><text:span text:style-name="T201"><text:s/></text:span><text:span text:style-name="T201"><text:tab/></text:span><text:span text:style-name="T201"> </text:span><text:span text:style-name="T201"><text:tab/></text:span><text:span text:style-name="T201">$viewModel</text:span></text:p>
            <text:p><text:span text:style-name="T196">&gt;assign(</text:span><text:span text:style-name="T202">'mensagem'</text:span><text:span text:style-name="T196">,</text:span><text:span text:style-name="T207">isset</text:span><text:span text:style-name="T196">(</text:span><text:span text:style-name="T201">$_SESSION</text:span><text:span text:style-name="T196">[</text:span><text:span text:style-name="T202">'mensagem'</text:span><text:span text:style-name="T196">]) ? </text:span><text:span text:style-name="T201">$_SESSION</text:span><text:span text:style-name="T196">[</text:span><text:span text:style-name="T202">'mensagem'</text:span><text:span text:style-name="T196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><text:s/></text:span><text:span text:style-name="T201"><text:tab/></text:span><text:span text:style-name="T201">$_SESSION</text:span><text:span text:style-name="T196">[</text:span><text:span text:style-name="T202">'mensagem'</text:span><text:span text:style-name="T196">] = </text:span><text:span text:style-name="T202">''</text:span><text:span text:style-name="T196">;</text:span></text:p>
            <text:p><text:span text:style-name="T201"><text:s/></text:span><text:span text:style-name="T201"><text:tab/></text:span><text:span text:style-name="T201">$viewModel</text:span><text:span text:style-name="T196">-&gt;assign(</text:span><text:span text:style-name="T202">'header'</text:span><text:span text:style-name="T196">,</text:span><text:span text:style-name="T202">'pageHeader.phtml'</text:span><text:span text:style-name="T196">);</text:span></text:p>
            <text:p><text:span text:style-name="T201"><text:s/></text:span><text:span text:style-name="T201"><text:tab/></text:span><text:span text:style-name="T201">$viewModel</text:span><text:span text:style-name="T196">-&gt;assign(</text:span><text:span text:style-name="T202">'body'</text:span><text:span text:style-name="T196">,</text:span><text:span text:style-name="T202">'cadastrar.phtml'</text:span><text:span text:style-name="T196">);</text:span></text:p>
            <text:p><text:span text:style-name="T201"><text:s/></text:span><text:span text:style-name="T201"><text:tab/></text:span><text:span text:style-name="T201">$viewModel</text:span><text:span text:style-name="T196">-&gt;assign(</text:span><text:span text:style-name="T202">'footer'</text:span><text:span text:style-name="T196">,</text:span><text:span text:style-name="T202">'pageFooter.phtml'</text:span><text:span text:style-name="T196">);</text:span></text:p>
            <text:p><text:span text:style-name="T201"><text:s/></text:span><text:span text:style-name="T201"><text:tab/></text:span><text:span text:style-name="T201">$this</text:span><text:span text:style-name="T196">-&gt;_response-&gt;setBody(</text:span><text:span text:style-name="T201">$viewModel</text:span><text:span text:style-name="T196">-&gt;render(</text:span><text:span text:style-name="T202">'default.phtml'</text:span><text:span text:style-name="T196">));</text:span></text:p>
            <text:p><text:span text:style-name="T196">}</text:span></text:p>
            <text:p><text:span text:style-name="T203"/></text:p>
            <text:p><text:span text:style-name="T203"/></text:p>
            <text:p><text:span text:style-name="T203"/></text:p>
            <text:p><text:span text:style-name="T203"/></text:p>
            <text:p><text:span text:style-name="T208">Em seguida, vamos criar a visão </text:span><text:span text:style-name="T203">cadastrar.phtml </text:span><text:span text:style-name="T208">em </text:span><text:span text:style-name="T203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>&lt;h2 id="warning"&gt;&lt;?=$this-&gt;mensagem?&gt;&lt;/h2&gt;</text:span></text:p>
            <text:p><text:span text:style-name="T196">&lt;center&gt;</text:span></text:p>
            <text:p><text:span text:style-name="T196">&lt;form action="/zend/acme/index/gravarCliente"</text:span></text:p>
            <text:p><text:span text:style-name="T196">method="post"&gt;</text:span></text:p>
            <text:p><text:span text:style-name="T196">CPF:</text:span></text:p>
            <text:p><text:span text:style-name="T196">&lt;input name="cpf" value="" id="cpf"</text:span></text:p>
            <text:p><text:span text:style-name="T196">type="text"&gt;</text:span></text:p>
            <text:p><text:span text:style-name="T196">e-mail:</text:span></text:p>
            <text:p><text:span text:style-name="T196">&lt;input name="email" value="" id="email"</text:span></text:p>
            <text:p><text:span text:style-name="T196">type="text"&gt;</text:span></text:p>
            <text:p><text:span text:style-name="T196">senha:</text:span></text:p>
            <text:p><text:span text:style-name="T196">&lt;input name="senha" value="" id="senha"</text:span></text:p>
            <text:p><text:span text:style-name="T196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/></text:p>
            <text:p><text:span text:style-name="T196">Confirme a senha:</text:span></text:p>
            <text:p><text:span text:style-name="T196">&lt;input name="senha2" value="" id="senha2"</text:span></text:p>
            <text:p><text:span text:style-name="T196">type="password"&gt;</text:span></text:p>
            <text:p><text:span text:style-name="T196">&lt;input type="submit" name="cadastrar"</text:span></text:p>
            <text:p><text:span text:style-name="T196">value="Cadastrar"/&gt;</text:span></text:p>
            <text:p><text:span text:style-name="T196">&lt;/form&gt;</text:span></text:p>
            <text:p><text:span text:style-name="T196">&lt;/center&gt;</text:span></text:p>
            <text:p><text:span text:style-name="T196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09">Como pode se ver, esse formulário submete os dados para a ação </text:span><text:span text:style-name="T210">gravarCliente</text:span><text:span text:style-name="T209">. Temos de implementar esse método na classe </text:span><text:span text:style-name="T210">IndexController</text:span><text:span text:style-name="T209">:</text:span></text:p>
            <text:p><text:span text:style-name="T211"/></text:p>
            <text:p><text:span text:style-name="T211"/></text:p>
            <text:p><text:span text:style-name="T149"><text:s/></text:span><text:span text:style-name="T149"><text:tab/></text:span><text:span text:style-name="T212">/* Persistência dos dados do cliente */</text:span></text:p>
            <text:p><text:span text:style-name="T149"><text:s/></text:span><text:span text:style-name="T149"><text:tab/></text:span><text:span text:style-name="T213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4">-&gt;params()-&gt;fromRoute</text:span><text:span text:style-name="T149">('cpf');</text:span></text:p>
            <text:p><text:span text:style-name="T205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4">-&gt;params()-&gt;fromRoute</text:span><text:span text:style-name="T215">'email'</text:span><text:span text:style-name="T149">);</text:span></text:p>
            <text:p><text:span text:style-name="T216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4">-&gt;params()-&gt;fromRoute</text:span><text:span text:style-name="T149">(</text:span><text:span text:style-name="T215">'senha'</text:span><text:span text:style-name="T149">);</text:span></text:p>
            <text:p><text:span text:style-name="T216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4">-&gt;params()-&gt;fromRoute</text:span><text:span text:style-name="T149">(</text:span><text:span text:style-name="T215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7"/></text:p>
            <text:p><text:span text:style-name="T217"/></text:p>
            <text:p><text:span text:style-name="T217"><text:s/></text:span><text:span text:style-name="T217"><text:tab/></text:span><text:span text:style-name="T217">if</text:span><text:span text:style-name="T196"> (</text:span><text:span text:style-name="T201">$senha</text:span><text:span text:style-name="T196"> != </text:span><text:span text:style-name="T201">$senha2</text:span><text:span text:style-name="T196">)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_SESSION</text:span><text:span text:style-name="T196">[</text:span><text:span text:style-name="T218">'mensagem'</text:span><text:span text:style-name="T196">] = </text:span><text:span text:style-name="T218">'Dados inválidos</text:span><text:span text:style-name="T199">'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6">-&gt;_redirect(</text:span><text:span text:style-name="T202">'/index/cadastrar'</text:span><text:span text:style-name="T196">);</text:span></text:p>
            <text:p><text:span text:style-name="T217"><text:s/></text:span><text:span text:style-name="T217"><text:tab/></text:span><text:span text:style-name="T217">exit;</text:span></text:p>
            <text:p><text:span text:style-name="T196">}</text:span></text:p>
            <text:p><text:span text:style-name="T201"><text:s/></text:span><text:span text:style-name="T201"><text:tab/></text:span><text:span text:style-name="T201"><text:tab/></text:span><text:span text:style-name="T201">$table</text:span><text:span text:style-name="T196"> = </text:span><text:span text:style-name="T217">new</text:span><text:span text:style-name="T196"> Usuarios();</text:span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196"> = $table→getAdapter()→quoteInto('cpf</text:span><text:span text:style-name="T202"> = ?</text:span><text:span text:style-name="T196">', </text:span><text:span text:style-name="T201">$cpf</text:span><text:span text:style-name="T196">);</text:span></text:p>
            <text:p><text:span text:style-name="T201"><text:s/></text:span><text:span text:style-name="T201"><text:tab/></text:span><text:span text:style-name="T201"><text:tab/></text:span><text:span text:style-name="T201">$usuario</text:span><text:span text:style-name="T196"> = </text:span><text:span text:style-name="T201">$table</text:span><text:span text:style-name="T196">-&gt;fetchAll(</text:span><text:span text:style-name="T201">$where</text:span><text:span text:style-name="T196">)-&gt;toArray();</text:span></text:p>
            <text:p><text:span text:style-name="T201"><text:s/></text:span><text:span text:style-name="T201"><text:tab/></text:span><text:span text:style-name="T201"><text:tab/></text:span><text:span text:style-name="T201">$cpfExiste</text:span><text:span text:style-name="T196"> = !</text:span><text:span text:style-name="T217">empty</text:span><text:span text:style-name="T196">(</text:span><text:span text:style-name="T201">$usuario</text:span><text:span text:style-name="T19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7"/></text:p>
            <text:p><text:span text:style-name="T217"/></text:p>
            <text:p><text:span text:style-name="T217"><text:s/></text:span><text:span text:style-name="T217"><text:tab/></text:span><text:span text:style-name="T217">if</text:span><text:span text:style-name="T196"> (</text:span><text:span text:style-name="T201">$senha</text:span><text:span text:style-name="T196"> != </text:span><text:span text:style-name="T201">$senha2</text:span><text:span text:style-name="T196">)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_SESSION</text:span><text:span text:style-name="T196">[</text:span><text:span text:style-name="T218">'mensagem'</text:span><text:span text:style-name="T196">] = </text:span><text:span text:style-name="T218">'Dados inválidos</text:span><text:span text:style-name="T199">'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6">-&gt;_redirect(</text:span><text:span text:style-name="T202">'/index/cadastrar'</text:span><text:span text:style-name="T196">);</text:span></text:p>
            <text:p><text:span text:style-name="T217"><text:s/></text:span><text:span text:style-name="T217"><text:tab/></text:span><text:span text:style-name="T217">exit;</text:span></text:p>
            <text:p><text:span text:style-name="T196">}</text:span></text:p>
            <text:p><text:span text:style-name="T201"><text:s/></text:span><text:span text:style-name="T201"><text:tab/></text:span><text:span text:style-name="T201"><text:tab/></text:span><text:span text:style-name="T201">$table</text:span><text:span text:style-name="T196"> = </text:span><text:span text:style-name="T217">new</text:span><text:span text:style-name="T196"> Usuarios();</text:span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196"> = $table→getAdapter()→quoteInto('cpf</text:span><text:span text:style-name="T202"> = ?</text:span><text:span text:style-name="T196">', </text:span><text:span text:style-name="T201">$cpf</text:span><text:span text:style-name="T196">);</text:span></text:p>
            <text:p><text:span text:style-name="T201"><text:s/></text:span><text:span text:style-name="T201"><text:tab/></text:span><text:span text:style-name="T201"><text:tab/></text:span><text:span text:style-name="T201">$usuario</text:span><text:span text:style-name="T196"> = </text:span><text:span text:style-name="T201">$table</text:span><text:span text:style-name="T196">-&gt;fetchAll(</text:span><text:span text:style-name="T201">$where</text:span><text:span text:style-name="T196">)-&gt;toArray();</text:span></text:p>
            <text:p><text:span text:style-name="T201"><text:s/></text:span><text:span text:style-name="T201"><text:tab/></text:span><text:span text:style-name="T201"><text:tab/></text:span><text:span text:style-name="T201">$cpfExiste</text:span><text:span text:style-name="T196"> = !</text:span><text:span text:style-name="T217">empty</text:span><text:span text:style-name="T196">(</text:span><text:span text:style-name="T201">$usuario</text:span><text:span text:style-name="T19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7"><text:s/></text:span><text:span text:style-name="T217"><text:tab/></text:span><text:span text:style-name="T217">if</text:span><text:span text:style-name="T199"> (</text:span><text:span text:style-name="T201">$cpfExiste</text:span><text:span text:style-name="T199">)</text:span></text:p>
            <text:p><text:span text:style-name="T199">{</text:span></text:p>
            <text:p><text:span text:style-name="T199"><text:s/></text:span><text:span text:style-name="T199"><text:tab/></text:span><text:span text:style-name="T199"><text:tab/></text:span><text:span text:style-name="T201">$_SESSION</text:span><text:span text:style-name="T199">[</text:span><text:span text:style-name="T202">'mensagem'</text:span><text:span text:style-name="T199">] = </text:span><text:span text:style-name="T202">'CPF já cadastrado'</text:span><text:span text:style-name="T199">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9">-&gt;_redirect('/index/cadastrar');</text:span></text:p>
            <text:p><text:span text:style-name="T217"><text:s/></text:span><text:span text:style-name="T217"><text:tab/></text:span><text:span text:style-name="T217">exit</text:span><text:span text:style-name="T199">;</text:span></text:p>
            <text:p><text:span text:style-name="T199">}</text:span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199"> = </text:span><text:span text:style-name="T201">$table</text:span><text:span text:style-name="T199">-&gt;getAdapter()-&gt;quoteInto(</text:span><text:span text:style-name="T202">'email = ?'</text:span><text:span text:style-name="T199">, </text:span><text:span text:style-name="T201">$email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usuario</text:span><text:span text:style-name="T199"> = </text:span><text:span text:style-name="T201">$table</text:span><text:span text:style-name="T199">-&gt;fetchAll(</text:span><text:span text:style-name="T201">$where</text:span><text:span text:style-name="T199">)-&gt;toArray();</text:span></text:p>
            <text:p><text:span text:style-name="T201"><text:s/></text:span><text:span text:style-name="T201"><text:tab/></text:span><text:span text:style-name="T201"><text:tab/></text:span><text:span text:style-name="T201">$emailExiste</text:span><text:span text:style-name="T199"> = !</text:span><text:span text:style-name="T217">empty</text:span><text:span text:style-name="T199">(</text:span><text:span text:style-name="T201">$usuario</text:span><text:span text:style-name="T19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7">if</text:span><text:span text:style-name="T199"> (</text:span><text:span text:style-name="T201">$emailExiste</text:span><text:span text:style-name="T199">)</text:span></text:p>
            <text:p><text:span text:style-name="T199">{</text:span></text:p>
            <text:p><text:span text:style-name="T201">$_SESSION</text:span><text:span text:style-name="T199">[</text:span><text:span text:style-name="T202">'mensagem'</text:span><text:span text:style-name="T199">] = '</text:span><text:span text:style-name="T202">E-mail já cadastrado'</text:span><text:span text:style-name="T199">;</text:span></text:p>
            <text:p><text:span text:style-name="T201">$this</text:span><text:span text:style-name="T199">-&gt;_redirect(</text:span><text:span text:style-name="T202">'/index/cadastrar'</text:span><text:span text:style-name="T199">);</text:span></text:p>
            <text:p><text:span text:style-name="T217">exit</text:span><text:span text:style-name="T199">;</text:span></text:p>
            <text:p><text:span text:style-name="T199">}</text:span></text:p>
            <text:p><text:span text:style-name="T201">$dados</text:span><text:span text:style-name="T199"> = array(</text:span><text:span text:style-name="T202">'cpf'</text:span><text:span text:style-name="T199">=&gt;</text:span><text:span text:style-name="T201">$cpf</text:span><text:span text:style-name="T199">,</text:span><text:span text:style-name="T202">'email'</text:span><text:span text:style-name="T199">=&gt;</text:span><text:span text:style-name="T201">$email</text:span><text:span text:style-name="T199">,</text:span><text:span text:style-name="T202">'senha'</text:span><text:span text:style-name="T199">=&gt;</text:span><text:span text:style-name="T201">$senha</text:span><text:span text:style-name="T199">);</text:span></text:p>
            <text:p><text:span text:style-name="T201">$table</text:span><text:span text:style-name="T199">-&gt;insert(</text:span><text:span text:style-name="T201">$dados</text:span><text:span text:style-name="T199">);</text:span></text:p>
            <text:p><text:span text:style-name="T201">$this</text:span><text:span text:style-name="T199">-&gt;_redirect(</text:span><text:span text:style-name="T202">'/index/acessar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9">Precisamos agora colocar uma identificação visual que indique que o cliente está identificado.</text:span></text:p>
            <text:p><text:span text:style-name="T219">No arquivo </text:span><text:span text:style-name="T208">pageHeader.phtml</text:span><text:span text:style-name="T219">, incluiremos um bloco de código no </text:span><text:span text:style-name="T220">primeiro</text:span><text:span text:style-name="T219"> trecho em PHP </text:span><text:span text:style-name="T220">antes do código HTML</text:span><text:span text:style-name="T219">:</text:span></text:p>
            <text:p><text:span text:style-name="T199"/></text:p>
            <text:p><text:span text:style-name="T199"><text:s/></text:span><text:span text:style-name="T199"><text:tab/></text:span><text:span text:style-name="T199">if (!isset($_SESSION['cliente']))</text:span></text:p>
            <text:p><text:span text:style-name="T199">{ $cpf = ''; }</text:span></text:p>
            <text:p><text:span text:style-name="T199"><text:s/></text:span><text:span text:style-name="T199"><text:tab/></text:span><text:span text:style-name="T199">else</text:span></text:p>
            <text:p><text:span text:style-name="T199">{</text:span></text:p>
            <text:p><text:span text:style-name="T199"><text:s/></text:span><text:span text:style-name="T199"><text:tab/></text:span><text:span text:style-name="T199"><text:tab/></text:span><text:span text:style-name="T199">$cliente = $_SESSION['cliente'];</text:span></text:p>
            <text:p><text:span text:style-name="T199"><text:s/></text:span><text:span text:style-name="T199"><text:tab/></text:span><text:span text:style-name="T199"><text:tab/></text:span><text:span text:style-name="T199">$cpf = $cliente['cpf']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1">Perceba que os links Acessar e Cadastrar não fazem sentido se o usuário já se identificou. Então temos que trocá-los por um outro link, chamado Sair:</text:span></text:p>
            <text:p><text:span text:style-name="T222"/></text:p>
            <text:p><text:span text:style-name="T223">&lt;?php</text:span></text:p>
            <text:p><text:span text:style-name="T223">if ($cpf=='')</text:span></text:p>
            <text:p><text:span text:style-name="T223">{</text:span></text:p>
            <text:p><text:span text:style-name="T223">?&gt;</text:span></text:p>
            <text:p><text:span text:style-name="T223">&lt;a href="/zend/acme/index/acessar" &gt;Acessar&lt;/a&gt;&amp;nbsp;</text:span></text:p>
            <text:p><text:span text:style-name="T223">&lt;a href="/zend/acme/index/cadastrar" &gt;Cadastrar&lt;/a&gt;</text:span></text:p>
            <text:p><text:span text:style-name="T223">&lt;?php</text:span></text:p>
            <text:p><text:span text:style-name="T223">}</text:span></text:p>
            <text:p><text:span text:style-name="T223">else</text:span></text:p>
            <text:p><text:span text:style-name="T223">{</text:span></text:p>
            <text:p><text:span text:style-name="T223">?&gt;</text:span></text:p>
            <text:p><text:span text:style-name="T223">&lt;a href="/zend/acme/index/logout" &gt;Sair&lt;/a&gt;</text:span></text:p>
            <text:p><text:span text:style-name="T223">&lt;?php</text:span></text:p>
            <text:p><text:span text:style-name="T223">}</text:span></text:p>
            <text:p><text:span text:style-name="T22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9">Agora seremos obrigado a criar o método logout na classe IndexController:</text:span></text:p>
            <text:p><text:span text:style-name="T219"/></text:p>
            <text:p><text:span text:style-name="T224">/* Encerra a sessão do cliente, destruindo o </text:span><text:span text:style-name="T224"><text:tab/></text:span><text:span text:style-name="T224">carrinho */</text:span></text:p>
            <text:p><text:span text:style-name="T217">public function</text:span><text:span text:style-name="T199"> logoutAction()</text:span></text:p>
            <text:p><text:span text:style-name="T199">{</text:span></text:p>
            <text:p><text:span text:style-name="T224">/* Mata todas as variáveis de sessão */</text:span></text:p>
            <text:p><text:span text:style-name="T201">$_SESSION</text:span><text:span text:style-name="T199"> = </text:span><text:span text:style-name="T217">array</text:span><text:span text:style-name="T199">();</text:span></text:p>
            <text:p><text:span text:style-name="T224">/* Apaga o cookie de sessão */</text:span></text:p>
            <text:p><text:span text:style-name="T217">if</text:span><text:span text:style-name="T199"> (</text:span><text:span text:style-name="T217">isset</text:span><text:span text:style-name="T199">($_COOKIE[session_name()])) {setcookie(session_name(), '', time()-42000, </text:span><text:span text:style-name="T202">'/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9">Agora seremos obrigado a criar o método logout na classe IndexController:</text:span></text:p>
            <text:p><text:span text:style-name="T219"/></text:p>
            <text:p><text:span text:style-name="T224">/* Encerra a sessão do cliente, destruindo o </text:span><text:span text:style-name="T224"><text:tab/></text:span><text:span text:style-name="T224">carrinho */</text:span></text:p>
            <text:p><text:span text:style-name="T217">public function</text:span><text:span text:style-name="T199"> logoutAction()</text:span></text:p>
            <text:p><text:span text:style-name="T199">{</text:span></text:p>
            <text:p><text:span text:style-name="T199">/* Mata todas as variáveis de sessão */</text:span></text:p>
            <text:p><text:span text:style-name="T201">$_SESSION</text:span><text:span text:style-name="T199"> = </text:span><text:span text:style-name="T217">array</text:span><text:span text:style-name="T199">();</text:span></text:p>
            <text:p><text:span text:style-name="T199">/* Apaga o cookie de sessão */</text:span></text:p>
            <text:p><text:span text:style-name="T217">if</text:span><text:span text:style-name="T199"> (</text:span><text:span text:style-name="T217">isset</text:span><text:span text:style-name="T199">($_COOKIE[session_name()])) {setcookie(session_name(), '', time()-42000, </text:span><text:span text:style-name="T202">'/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5">Agora seremos obrigado a criar o método logout na classe IndexController:</text:span></text:p>
            <text:p><text:span text:style-name="T225"/></text:p>
            <text:p><text:span text:style-name="T226">/* Encerra a sessão do cliente, destruindo o </text:span><text:span text:style-name="T226"><text:tab/></text:span><text:span text:style-name="T226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7">'/'</text:span><text:span text:style-name="T138">);</text:span></text:p>
            <text:p><text:span text:style-name="T138">}</text:span></text:p>
            <text:p><text:span text:style-name="T228">/* Destrói a sessão. */</text:span></text:p>
            <text:p><text:span text:style-name="T229">session_destroy</text:span><text:span text:style-name="T138">();</text:span></text:p>
            <text:p><text:span text:style-name="T230">$this</text:span><text:span text:style-name="T138">-&gt;_redirect(</text:span><text:span text:style-name="T227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9">Finalmente, vamos retornar para o fechamento da compra e finalizá-lo. Vamos criar o arquivo de visão </text:span><text:span text:style-name="T208">fechar.phtml</text:span><text:span text:style-name="T219">:</text:span></text:p>
            <text:p><text:span text:style-name="T219"/></text:p>
            <text:p><text:span text:style-name="T199">&lt;center&gt;</text:span></text:p>
            <text:p><text:span text:style-name="T199">&lt;form action="/zend/acme/carrinho/gravarCompra" method="post"&gt;</text:span></text:p>
            <text:p><text:span text:style-name="T199">&lt;h2&gt;Forma de pagamento:&lt;/h2&gt;</text:span></text:p>
            <text:p><text:span text:style-name="T199">&lt;?=$this-&gt;escape('Boleto Bancário')?&gt;</text:span></text:p>
            <text:p><text:span text:style-name="T199">&lt;input name="formaPagamento" value="boleto" id="formaPagamento" type="radio"/&gt;</text:span></text:p>
            <text:p><text:span text:style-name="T199">&lt;?=$this-&gt;escape('Cartão de Crédito')?&gt;</text:span></text:p>
            <text:p><text:span text:style-name="T199">&lt;input name="formaPagamento" value="cartao" id="formaPagamento" type="radio"/&gt;</text:span></text:p>
            <text:p><text:span text:style-name="T199">&lt;input type="submit" name="gravar" value="Gravar"/&gt;</text:span></text:p>
            <text:p><text:span text:style-name="T199">&lt;/form&gt;</text:span></text:p>
            <text:p><text:span text:style-name="T199">&lt;/center&gt;</text:span></text:p>
            <text:p><text:span text:style-name="T199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9">Agora, faremos o método </text:span><text:span text:style-name="T208">gravarCompra</text:span><text:span text:style-name="T219">, que efetivamente fecha o pedido.</text:span></text:p>
            <text:p><text:span text:style-name="T219">O pedido de compra será armazenado em uma tabela chamada </text:span><text:span text:style-name="T220">pedidos</text:span><text:span text:style-name="T219">. Os itens do pedido serão guardados em uma tabela chamada </text:span><text:span text:style-name="T220">itens</text:span><text:span text:style-name="T219">.</text:span></text:p>
            <text:p><text:span text:style-name="T219">A tabela</text:span><text:span text:style-name="T220"> pedidos</text:span><text:span text:style-name="T219"> terá os seguintes campos:</text:span></text:p>
            <text:p><text:span text:style-name="T219"/></text:p>
            <text:p><text:span text:style-name="T219">➔</text:span><text:span text:style-name="T231">id</text:span><text:span text:style-name="T219"> : serial / (não nulo, chave única e chave primária)</text:span></text:p>
            <text:p><text:span text:style-name="T219">➔</text:span><text:span text:style-name="T231"> </text:span><text:span text:style-name="T231">codigo</text:span><text:span text:style-name="T232"> </text:span><text:span text:style-name="T219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1">A tabela </text:span><text:span text:style-name="T233">itens</text:span><text:span text:style-name="T221"> terá os seguintes campos:</text:span></text:p>
            <text:p><text:span text:style-name="T221">➔</text:span><text:span text:style-name="T233">id</text:span><text:span text:style-name="T221"> : serial / (não nulo, chave única e chave primária)</text:span></text:p>
            <text:p><text:span text:style-name="T221">➔</text:span><text:span text:style-name="T233"> </text:span><text:span text:style-name="T233">pedido_id</text:span><text:span text:style-name="T221"> : integer</text:span></text:p>
            <text:p><text:span text:style-name="T221">➔ </text:span><text:span text:style-name="T233">produto_id</text:span><text:span text:style-name="T221">: integer</text:span></text:p>
            <text:p><text:span text:style-name="T221">➔ </text:span><text:span text:style-name="T233">valor</text:span><text:span text:style-name="T221">: money</text:span></text:p>
            <text:p><text:span text:style-name="T221">➔ </text:span><text:span text:style-name="T233">quantidade</text:span><text:span text:style-name="T221">: integer</text:span></text:p>
            <text:p><text:span text:style-name="T221"/></text:p>
            <text:p><text:span text:style-name="T221">Vamos ignorar a gravação da forma de pagamento.</text:span></text:p>
            <text:p><text:span text:style-name="T221">Bem, agora sim, vamos construir o método </text:span><text:span text:style-name="T234">gravarCompra</text:span><text:span text:style-name="T221">:</text:span></text:p>
            <text:p><text:span text:style-name="T235"/></text:p>
            <text:p><text:span text:style-name="T235">/* Grava o pedido de compra */</text:span></text:p>
            <text:p><text:span text:style-name="T236">public function</text:span><text:span text:style-name="T223"> gravarCompra()</text:span></text:p>
            <text:p><text:span text:style-name="T223">{</text:span></text:p>
            <text:p><text:span text:style-name="T237">$formaEscolhida</text:span><text:span text:style-name="T223"> = </text:span><text:span text:style-name="T237">$this</text:span><text:span text:style-name="T238">-&gt;params()</text:span><text:span text:style-name="T223">(</text:span><text:span text:style-name="T239">'formaPagamento'</text:span><text:span text:style-name="T223">);</text:span></text:p>
            <text:p><text:span text:style-name="T237">$formasPagamento</text:span><text:span text:style-name="T223"> = </text:span><text:span text:style-name="T240">array</text:span><text:span text:style-name="T223">(</text:span><text:span text:style-name="T241">'boleto'=&gt;'Boleto</text:span></text:p>
            <text:p><text:span text:style-name="T241">Bancário','cartao'=&gt;'Cartão de Crédito'</text:span><text:span text:style-name="T223">);</text:span></text:p>
            <text:p><text:span text:style-name="T237">$codigo</text:span><text:span text:style-name="T223"> = </text:span><text:span text:style-name="T242">mt_rand</text:span><text:span text:style-name="T223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3"> = </text:span><text:span text:style-name="T244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3"> = </text:span><text:span text:style-name="T140">$pedido</text:span><text:span text:style-name="T244">-&gt;insert(array</text:span><text:span text:style-name="T243">(</text:span><text:span text:style-name="T245">'codigo'</text:span><text:span text:style-name="T244">=&gt;</text:span><text:span text:style-name="T140">$codigo</text:span><text:span text:style-name="T243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3"> = </text:span><text:span text:style-name="T244">$_SESSION</text:span><text:span text:style-name="T243">[</text:span><text:span text:style-name="T245">'carrinho'</text:span><text:span text:style-name="T243">];</text:span></text:p>
            <text:p><text:span text:style-name="T244"><text:s/></text:span><text:span text:style-name="T244"><text:tab/></text:span><text:span text:style-name="T244">foreach</text:span><text:span text:style-name="T243"> (</text:span><text:span text:style-name="T140">$itens</text:span><text:span text:style-name="T243"> </text:span><text:span text:style-name="T244">as</text:span><text:span text:style-name="T243"> </text:span><text:span text:style-name="T140">$item</text:span><text:span text:style-name="T243">)</text:span></text:p>
            <text:p><text:span text:style-name="T243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3"> = array(</text:span><text:span text:style-name="T245">'pedido_id'</text:span><text:span text:style-name="T243">=&gt;</text:span><text:span text:style-name="T140">$idPedido</text:span><text:span text:style-name="T243">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5">'produto_id'</text:span><text:span text:style-name="T243">=&gt;</text:span><text:span text:style-name="T140">$item</text:span><text:span text:style-name="T243">[</text:span><text:span text:style-name="T245">'id'</text:span><text:span text:style-name="T243">]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5">'valor'</text:span><text:span text:style-name="T243">=&gt;</text:span><text:span text:style-name="T140">$item</text:span><text:span text:style-name="T243">[</text:span><text:span text:style-name="T245">'valor'</text:span><text:span text:style-name="T243">]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5">'quantidade'</text:span><text:span text:style-name="T243">=&gt;</text:span><text:span text:style-name="T140">$item</text:span><text:span text:style-name="T243">[</text:span><text:span text:style-name="T245">'quantidade'</text:span><text:span text:style-name="T243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199"/></text:p>
            <text:p><text:span text:style-name="T199"/></text:p>
            <text:p><text:span text:style-name="T201"><text:s/></text:span><text:span text:style-name="T201"><text:tab/></text:span><text:span text:style-name="T201"><text:tab/></text:span><text:span text:style-name="T201">$novoItem</text:span><text:span text:style-name="T199"> = </text:span><text:span text:style-name="T217">new</text:span><text:span text:style-name="T199"> </text:span><text:span text:style-name="T202">Itens();</text:span></text:p>
            <text:p><text:span text:style-name="T201"><text:s/></text:span><text:span text:style-name="T201"><text:tab/></text:span><text:span text:style-name="T201">$novoItem</text:span><text:span text:style-name="T202">-&gt;insert</text:span><text:span text:style-name="T199">(</text:span><text:span text:style-name="T201">$dados</text:span><text:span text:style-name="T199">);</text:span></text:p>
            <text:p><text:span text:style-name="T199">}</text:span></text:p>
            <text:p><text:span text:style-name="T217">unset</text:span><text:span text:style-name="T199">(</text:span><text:span text:style-name="T201">$_SESSION</text:span><text:span text:style-name="T199">[</text:span><text:span text:style-name="T202">'carrinho'</text:span><text:span text:style-name="T199">]);</text:span></text:p>
            <text:p><text:span text:style-name="T201"><text:s/></text:span><text:span text:style-name="T201"><text:tab/></text:span><text:span text:style-name="T201"><text:tab/></text:span><text:span text:style-name="T201">$mensagem</text:span><text:span text:style-name="T199"> = </text:span><text:span text:style-name="T202">"O pedido</text:span><text:span text:style-name="T199"> </text:span><text:span text:style-name="T201">$codigo</text:span><text:span text:style-name="T199"> </text:span><text:span text:style-name="T202">pago com <text:s/></text:span><text:span text:style-name="T202"><text:tab/></text:span><text:span text:style-name="T202"><text:tab/></text:span><text:span text:style-name="T202"><text:tab/></text:span><text:span text:style-name="T202"> 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199">{</text:span><text:span text:style-name="T201">$formasPagamento</text:span><text:span text:style-name="T199">[</text:span><text:span text:style-name="T201">$formaEscolhida</text:span><text:span text:style-name="T199">]} </text:span><text:span text:style-name="T202">foi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finalizado com sucesso"</text:span><text:span text:style-name="T19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199"/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 = Zend_Registry::get(</text:span><text:span text:style-name="T202">'view'</text:span><text:span text:style-name="T199">);</text:span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-&gt;mensagem=$mensagem;</text:span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-&gt;assign(</text:span><text:span text:style-name="T202">'header'</text:span><text:span text:style-name="T199">,</text:span><text:span text:style-name="T202">'pageHeader.phtml'</text:span><text:span text:style-name="T199">);</text:span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-&gt;assign(</text:span><text:span text:style-name="T202">'body'</text:span><text:span text:style-name="T199">,</text:span><text:span text:style-name="T202">'gravarCompra.phtml'</text:span><text:span text:style-name="T199">);</text:span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-&gt;assign(</text:span><text:span text:style-name="T202">'footer'</text:span><text:span text:style-name="T199">,</text:span><text:span text:style-name="T202">'pageFooter.phtml'</text:span><text:span text:style-name="T199">);</text:span></text:p>
            <text:p><text:span text:style-name="T246"><text:s/></text:span><text:span text:style-name="T246"><text:tab/></text:span><text:span text:style-name="T246"><text:tab/></text:span><text:span text:style-name="T246">$this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19">E, para finalizar, vamos criar a visão que exibe a mensagem com o número do pedido. Em </text:span><text:span text:style-name="T208">views/scripts</text:span><text:span text:style-name="T219">, crie o arquivo </text:span><text:span text:style-name="T208">gravarCompra.phtml</text:span><text:span text:style-name="T219">. Aqui vai ter um problema. Em views/scripts/carrinho o arquivo continente terá de se chamar </text:span><text:span text:style-name="T208">gravarcompra.phtml.</text:span></text:p>
            <text:p><text:span text:style-name="T208"/></text:p>
            <text:p><text:span text:style-name="T199">&lt;h3 id="warning"&gt;&lt;?=$this-&gt;mensagem?&gt;&lt;/h3&gt;</text:span></text:p>
            <text:p><text:span text:style-name="T199">&lt;a href="/zend/acme/"&gt;Página inicial&lt;/a&gt;</text:span></text:p>
            <text:p><text:span text:style-name="T199"/></text:p>
            <text:p><text:span text:style-name="T219">Agora, só falta implementar a busca de produtos por nome e a parte do cliente está praticamente completa. Vamos deixar a busca com outro controlador. No diretório </text:span><text:span text:style-name="T208">controllers</text:span><text:span text:style-name="T219">, criaremos o arquivo </text:span><text:span text:style-name="T208">BuscasController.php</text:span><text:span text:style-name="T219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7">/**</text:span></text:p>
            <text:p><text:span text:style-name="T247">* Este método será executado sempre que a classe</text:span></text:p>
            <text:p><text:span text:style-name="T247">for instanciada,</text:span></text:p>
            <text:p><text:span text:style-name="T247">* depois do construtor.</text:span></text:p>
            <text:p><text:span text:style-name="T247">* Faz o carregamento das classes que serão</text:span></text:p>
            <text:p><text:span text:style-name="T247">usadas pelo controlador.</text:span></text:p>
            <text:p><text:span text:style-name="T247">*</text:span></text:p>
            <text:p><text:span text:style-name="T247">* @return void</text:span></text:p>
            <text:p><text:span text:style-name="T247">*/</text:span></text:p>
            <text:p><text:span text:style-name="T19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1">/**</text:span></text:p>
            <text:p><text:span text:style-name="T201">* Método que mostra o resultado da pesquisa</text:span></text:p>
            <text:p><text:span text:style-name="T201">*</text:span></text:p>
            <text:p><text:span text:style-name="T201">* @return void</text:span></text:p>
            <text:p><text:span text:style-name="T201">*/</text:span></text:p>
            <text:p><text:span text:style-name="T217"><text:s/></text:span><text:span text:style-name="T217"><text:tab/></text:span><text:span text:style-name="T217">public function</text:span><text:span text:style-name="T247"> </text:span><text:span text:style-name="T199">indexAction()</text:span></text:p>
            <text:p><text:span text:style-name="T199"><text:s/></text:span><text:span text:style-name="T199"><text:tab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$chave</text:span><text:span text:style-name="T247"> </text:span><text:span text:style-name="T199">= (string)$this→_request→getParam('nome'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247"> </text:span><text:span text:style-name="T199">=</text:span><text:span text:style-name="T247"> </text:span><text:span text:style-name="T199">Zend_Registry::get(</text:span><text:span text:style-name="T202">'view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table</text:span><text:span text:style-name="T247"> </text:span><text:span text:style-name="T199">=</text:span><text:span text:style-name="T217"> new</text:span><text:span text:style-name="T247"> </text:span><text:span text:style-name="T199">Produtos();</text:span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247"> </text:span><text:span text:style-name="T199">=</text:span><text:span text:style-name="T247"> </text:span><text:span text:style-name="T202">"position('$chave' in nome)&gt;0"</text:span><text:span text:style-name="T199">;</text:span></text:p>
            <text:p><text:span text:style-name="T201"><text:s/></text:span><text:span text:style-name="T201"><text:tab/></text:span><text:span text:style-name="T201"><text:tab/></text:span><text:span text:style-name="T201">$produto</text:span><text:span text:style-name="T247"> </text:span><text:span text:style-name="T199">=</text:span><text:span text:style-name="T247"> </text:span><text:span text:style-name="T201">$table</text:span><text:span text:style-name="T199">-&gt;fetchAll(</text:span><text:span text:style-name="T201">$where</text:span><text:span text:style-name="T19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1"/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produtos'</text:span><text:span text:style-name="T199">,</text:span><text:span text:style-name="T201">$produtos</text:span><text:span text:style-name="T199">-&gt;toArray()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header'</text:span><text:span text:style-name="T199">,</text:span><text:span text:style-name="T202">'pageHeader.phtm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body'</text:span><text:span text:style-name="T199">,</text:span><text:span text:style-name="T202">'index.phtm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footer'</text:span><text:span text:style-name="T199">,</text:span><text:span text:style-name="T202">'pageFooter.phtm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}</text:span></text:p>
            <text:p><text:span text:style-name="T199"><text:s/></text:span><text:span text:style-name="T199"><text:tab/></text:span><text:span text:style-name="T199">}</text:span></text:p>
            <text:p><text:span text:style-name="T199"/></text:p>
            <text:p><text:span text:style-name="T248"><text:s/></text:span><text:span text:style-name="T219"><text:tab/></text:span><text:span text:style-name="T219">Não podemos esquecer de criar a visão </text:span><text:span text:style-name="T208">buscas.phtml </text:span><text:span text:style-name="T219">vazio no diretório </text:span><text:span text:style-name="T208">buscas</text:span><text:span text:style-name="T219"> de </text:span><text:span text:style-name="T208">views/scripts</text:span><text:span text:style-name="T219">. Não precisamos criar um homônimo na raiz de </text:span><text:span text:style-name="T208">views/scripts</text:span><text:span text:style-name="T219"> porque usaremos o </text:span><text:span text:style-name="T208">index.phtml</text:span><text:span text:style-name="T219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19">E assim, finalizamos a parte que interessa ao cliente. Agora precisamos criar um módulo para que o estoquista da loja consiga fazer a manutenção dos produtos em estoque.</text:span></text:p>
            <text:p><text:span text:style-name="T219"/></text:p>
            <text:p><text:span text:style-name="T219">Para isso, criaremos um outro controlador, que irá cuidar dessa parte de estoque. O nome do arquivo será </text:span><text:span text:style-name="T208">EstoqueController.php.</text:span></text:p>
            <text:p><text:span text:style-name="T219"/></text:p>
            <text:p><text:span text:style-name="T219">O comportamento padrão (método </text:span><text:span text:style-name="T208">index</text:span><text:span text:style-name="T219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49">class</text:span><text:span text:style-name="T250"> EstoqueController </text:span><text:span text:style-name="T249">extends</text:span><text:span text:style-name="T250"> Zend_Controller_Action</text:span></text:p>
            <text:p><text:span text:style-name="T250">{</text:span></text:p>
            <text:p><text:span text:style-name="T251"><text:s/></text:span><text:span text:style-name="T251"><text:tab/></text:span><text:span text:style-name="T251">/**</text:span></text:p>
            <text:p><text:span text:style-name="T251"><text:s/></text:span><text:span text:style-name="T251"><text:tab/></text:span><text:span text:style-name="T251"> </text:span><text:span text:style-name="T251">* Este método será executado sempre que a classe for instanciada,</text:span></text:p>
            <text:p><text:span text:style-name="T251"><text:s/></text:span><text:span text:style-name="T251"><text:tab/></text:span><text:span text:style-name="T251"> </text:span><text:span text:style-name="T251">* depois do construtor.</text:span></text:p>
            <text:p><text:span text:style-name="T251"><text:s/></text:span><text:span text:style-name="T251"><text:tab/></text:span><text:span text:style-name="T251"> </text:span><text:span text:style-name="T251">* Faz o carregamento das classes que serão usadas pelo controlador.</text:span></text:p>
            <text:p><text:span text:style-name="T251"><text:s/></text:span><text:span text:style-name="T251"><text:tab/></text:span><text:span text:style-name="T251"> </text:span><text:span text:style-name="T251">*</text:span></text:p>
            <text:p><text:span text:style-name="T251"><text:s/></text:span><text:span text:style-name="T251"><text:tab/></text:span><text:span text:style-name="T251"> </text:span><text:span text:style-name="T251">* @return void</text:span></text:p>
            <text:p><text:span text:style-name="T251"><text:s/></text:span><text:span text:style-name="T251"><text:tab/></text:span><text:span text:style-name="T251"> </text:span><text:span text:style-name="T251">*/</text:span></text:p>
            <text:p><text:span text:style-name="T249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19">O formulário de login estará em </text:span><text:span text:style-name="T208">estoqueLogin.phtml</text:span><text:span text:style-name="T219"> dentro de </text:span><text:span text:style-name="T208">views/scripts</text:span><text:span text:style-name="T219">:</text:span></text:p>
            <text:p><text:span text:style-name="T219"/></text:p>
            <text:p><text:span text:style-name="T199">&lt;h2 id="warning"&gt;&lt;?=$this-&gt;mensagem?&gt;&lt;/h2&gt;</text:span></text:p>
            <text:p><text:span text:style-name="T199">&lt;center&gt;</text:span></text:p>
            <text:p><text:span text:style-name="T199">&lt;form action="/zend/acme/estoque/login"</text:span></text:p>
            <text:p><text:span text:style-name="T199">method="post"&gt;</text:span></text:p>
            <text:p><text:span text:style-name="T199">CPF:</text:span></text:p>
            <text:p><text:span text:style-name="T199">&lt;input name="cpf" value="" id="cpf" type="text"&gt;</text:span></text:p>
            <text:p><text:span text:style-name="T199">senha:</text:span></text:p>
            <text:p><text:span text:style-name="T199">&lt;input name="senha" value="" id="senha"</text:span></text:p>
            <text:p><text:span text:style-name="T199">type="password"&gt;</text:span></text:p>
            <text:p><text:span text:style-name="T199">&lt;input type="submit" name="login" value="Login"/&gt;</text:span></text:p>
            <text:p><text:span text:style-name="T199">&lt;/form&gt;</text:span></text:p>
            <text:p><text:span text:style-name="T199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19">Vamos usar um outro cabeçalho para o controle de estoque. Ele ficará no arquivo </text:span><text:span text:style-name="T208">estoqueHeader.phtml</text:span><text:span text:style-name="T219">:</text:span></text:p>
            <text:p><text:span text:style-name="T199"/></text:p>
            <text:p><text:span text:style-name="T199">&lt;div id="header"&gt;</text:span></text:p>
            <text:p><text:span text:style-name="T199">&lt;h1 id="logomarca_customer"&gt;Lojas Acme&lt;/h1&gt;</text:span></text:p>
            <text:p><text:span text:style-name="T199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5">Agora vamos fazer o método padrão que irá gerar a página inicial</text:span></text:p>
            <text:p><text:span text:style-name="T225">do controle de estoque:</text:span></text:p>
            <text:p><text:span text:style-name="T225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7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7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7">'mensagem'</text:span><text:span text:style-name="T138">] : </text:span><text:span text:style-name="T227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7">'mensagem'</text:span><text:span text:style-name="T138">] = </text:span><text:span text:style-name="T227">''</text:span><text:span text:style-name="T138">;</text:span><text:span text:style-name="T138"><text:tab/>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7">'header'</text:span><text:span text:style-name="T138">,</text:span><text:span text:style-name="T227">'estoqueHead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7">'body'</text:span><text:span text:style-name="T138">,</text:span><text:span text:style-name="T227">'estoqueLogin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7">'footer'</text:span><text:span text:style-name="T138">,</text:span><text:span text:style-name="T227">'pageFoot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this</text:span><text:span text:style-name="T138">-&gt;_response-&gt;setBody($viewModel-&gt;render(</text:span><text:span text:style-name="T227">'default.phtml'</text:span><text:span text:style-name="T138">));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5">O método </text:span><text:span text:style-name="T252">login</text:span><text:span text:style-name="T225"> que responde ao formulário de login será este:</text:span></text:p>
            <text:p><text:span text:style-name="T225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7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8">&gt;params()</text:span><text:span text:style-name="T138">(</text:span><text:span text:style-name="T227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7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7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3"> (</text:span><text:span text:style-name="T139">!empty</text:span><text:span text:style-name="T243">(</text:span><text:span text:style-name="T253">$usuario</text:span><text:span text:style-name="T243">) &amp;&amp; </text:span><text:span text:style-name="T253">$usuario</text:span><text:span text:style-name="T243">[0][</text:span><text:span text:style-name="T245">'senha'</text:span><text:span text:style-name="T243">] == </text:span><text:span text:style-name="T253">$senha</text:span><text:span text:style-name="T243">)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$_SESSION</text:span><text:span text:style-name="T243">[</text:span><text:span text:style-name="T245">'estoquista'</text:span><text:span text:style-name="T243">] = </text:span><text:span text:style-name="T253">$usuario</text:span><text:span text:style-name="T243">[0];</text:span></text:p>
            <text:p><text:span text:style-name="T243"><text:s/></text:span><text:span text:style-name="T243"><text:tab/></text:span><text:span text:style-name="T243"><text:tab/></text:span><text:span text:style-name="T243">$this-&gt;_redirect(</text:span><text:span text:style-name="T245">'/estoque/manterproduto'</text:span><text:span text:style-name="T243">);</text:span></text:p>
            <text:p><text:span text:style-name="T243"><text:s/></text:span><text:span text:style-name="T243">}</text:span></text:p>
            <text:p><text:span text:style-name="T139"><text:s/></text:span><text:span text:style-name="T139"><text:tab/></text:span><text:span text:style-name="T139">else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$_SESSION</text:span><text:span text:style-name="T243">[</text:span><text:span text:style-name="T245">'mensagem'</text:span><text:span text:style-name="T243">] = </text:span><text:span text:style-name="T245">'dados inválidos'</text:span><text:span text:style-name="T243">;</text:span></text:p>
            <text:p><text:span text:style-name="T243"><text:s/></text:span><text:span text:style-name="T243"><text:tab/></text:span><text:span text:style-name="T243"><text:tab/></text:span><text:span text:style-name="T243">$this-&gt;_redirect(</text:span><text:span text:style-name="T245">'/estoque'</text:span><text:span text:style-name="T243">);</text:span></text:p>
            <text:p><text:span text:style-name="T243"><text:s/></text:span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4"><text:s/></text:span><text:span text:style-name="T254"><text:tab/></text:span><text:span text:style-name="T254"><text:tab/></text:span><text:span text:style-name="T254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3"> manterProduto()</text:span></text:p>
            <text:p><text:span text:style-name="T243"><text:s/></text:span><text:span text:style-name="T243">{</text:span></text:p>
            <text:p><text:span text:style-name="T139"><text:s/></text:span><text:span text:style-name="T139"><text:tab/></text:span><text:span text:style-name="T139">if </text:span><text:span text:style-name="T243">(!</text:span><text:span text:style-name="T139">isset</text:span><text:span text:style-name="T243">($_SESSION[</text:span><text:span text:style-name="T245">'estoquista'</text:span><text:span text:style-name="T243">]))</text:span></text:p>
            <text:p><text:span text:style-name="T243"><text:s/></text:span><text:span text:style-name="T243"><text:tab/></text:span><text:span text:style-name="T243"><text:tab/></text:span><text:span text:style-name="T243">{ </text:span><text:span text:style-name="T253">$this</text:span><text:span text:style-name="T243">-&gt;_redirect(</text:span><text:span text:style-name="T245">'/estoque'</text:span><text:span text:style-name="T243">);}</text:span></text:p>
            <text:p><text:span text:style-name="T243"><text:s/></text:span><text:span text:style-name="T243"><text:tab/></text:span><text:span text:style-name="T139">else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$estoquista</text:span><text:span text:style-name="T243"> = </text:span><text:span text:style-name="T253">$_SESSION</text:span><text:span text:style-name="T243">[</text:span><text:span text:style-name="T245">'estoquista'</text:span><text:span text:style-name="T243">];</text:span></text:p>
            <text:p><text:span text:style-name="T253"><text:s/></text:span><text:span text:style-name="T253"><text:tab/></text:span><text:span text:style-name="T253"><text:tab/></text:span><text:span text:style-name="T253">$cpf</text:span><text:span text:style-name="T243">' = </text:span><text:span text:style-name="T253">$estoquista</text:span><text:span text:style-name="T243">[</text:span><text:span text:style-name="T245">'cpf'</text:span><text:span text:style-name="T243">];</text:span></text:p>
            <text:p><text:span text:style-name="T253"><text:s/></text:span><text:span text:style-name="T253"><text:tab/></text:span><text:span text:style-name="T253"><text:tab/></text:span><text:span text:style-name="T253">$itens</text:span><text:span text:style-name="T243"> = </text:span><text:span text:style-name="T253">$table</text:span><text:span text:style-name="T243">-&gt;fetchAll());</text:span></text:p>
            <text:p><text:span text:style-name="T243"><text:s/></text:span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1">$viewModel</text:span><text:span text:style-name="T199"> = Zend_Registry::get(</text:span><text:span text:style-name="T202">'view'</text:span><text:span text:style-name="T199">);</text:span></text:p>
            <text:p><text:span text:style-name="T201">$viewModel-</text:span><text:span text:style-name="T199">&gt;mensagem=$mensagem,isset(</text:span><text:span text:style-name="T201">$_SESSION</text:span><text:span text:style-name="T199">[</text:span><text:span text:style-name="T202">'mensagem'</text:span><text:span text:style-name="T199">]) ?</text:span></text:p>
            <text:p><text:span text:style-name="T201">$_SESSION</text:span><text:span text:style-name="T199">[</text:span><text:span text:style-name="T202">'mensagem'</text:span><text:span text:style-name="T199">] : </text:span><text:span text:style-name="T202">''</text:span><text:span text:style-name="T199">);</text:span></text:p>
            <text:p><text:span text:style-name="T201">$_SESSION</text:span><text:span text:style-name="T199">[</text:span><text:span text:style-name="T202">'mensagem'</text:span><text:span text:style-name="T199">] = </text:span><text:span text:style-name="T202">''</text:span><text:span text:style-name="T199">;</text:span></text:p>
            <text:p><text:span text:style-name="T201">$viewModel-</text:span><text:span text:style-name="T199">&gt;assign(</text:span><text:span text:style-name="T202">'cpf'</text:span><text:span text:style-name="T199">,</text:span><text:span text:style-name="T201">$cpf</text:span><text:span text:style-name="T199">);</text:span></text:p>
            <text:p><text:span text:style-name="T201">$viewModel</text:span><text:span text:style-name="T199">-&gt;assign(</text:span><text:span text:style-name="T202">'itens'</text:span><text:span text:style-name="T199">,</text:span><text:span text:style-name="T201">$itens</text:span><text:span text:style-name="T199">-&gt;toArray());</text:span></text:p>
            <text:p><text:span text:style-name="T201">$viewModel</text:span><text:span text:style-name="T199">-&gt;assign(</text:span><text:span text:style-name="T202">'header'</text:span><text:span text:style-name="T199">,</text:span><text:span text:style-name="T202">'estoqueHeader.phtml'</text:span><text:span text:style-name="T199">);</text:span></text:p>
            <text:p><text:span text:style-name="T201">$viewModel</text:span><text:span text:style-name="T199">-&gt;assign(</text:span><text:span text:style-name="T202">'body'</text:span><text:span text:style-name="T199">,</text:span><text:span text:style-name="T202">'manterProduto.phtml'</text:span><text:span text:style-name="T199">);</text:span></text:p>
            <text:p><text:span text:style-name="T201">$viewModel</text:span><text:span text:style-name="T199">-&gt;assign(</text:span><text:span text:style-name="T202">'footer'</text:span><text:span text:style-name="T199">,</text:span><text:span text:style-name="T202">'pageFooter.phtml'</text:span><text:span text:style-name="T199">);</text:span></text:p>
            <text:p><text:span text:style-name="T201">$this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}</text:span></text:p>
            <text:p><text:span text:style-name="T219"><text:s/></text:span><text:span text:style-name="T219"><text:tab/></text:span><text:span text:style-name="T219">E será necessário criar um arquivo </text:span><text:span text:style-name="T208">manterproduto.phtml</text:span><text:span text:style-name="T219"> dentro de </text:span><text:span text:style-name="T208">views/scripts/estoque</text:span><text:span text:style-name="T219">. Mas o corpo mesmo será o </text:span><text:span text:style-name="T208">manterProduto.phtml</text:span><text:span text:style-name="T219"> dentro de </text:span><text:span text:style-name="T208">views/scripts</text:span><text:span text:style-name="T219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5">Esse será o conteúdo do template </text:span><text:span text:style-name="T256">manterProduto.phtml</text:span><text:span text:style-name="T255">:</text:span></text:p>
            <text:p><text:span text:style-name="T257"/></text:p>
            <text:p><text:span text:style-name="T258">&lt;h2 id="warning"&gt;&lt;?=$this-&gt;mensagem?&gt;&lt;/h2&gt;</text:span></text:p>
            <text:p><text:span text:style-name="T258">&lt;h2&gt;Estoquista: &lt;?=$this-&gt;cpf?&gt;&lt;/h2&gt;</text:span></text:p>
            <text:p><text:span text:style-name="T258">&lt;table id="inventario"&gt;</text:span></text:p>
            <text:p><text:span text:style-name="T258">&lt;thead&gt;</text:span></text:p>
            <text:p><text:span text:style-name="T258">&lt;?php</text:span></text:p>
            <text:p><text:span text:style-name="T258">$titulos = array('Código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Nome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Quantidade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Preço Unitário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Dar entrada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Dar baixa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Excluir');</text:span></text:p>
            <text:p><text:span text:style-name="T258">foreach ($titulos as $titulo)</text:span></text:p>
            <text:p><text:span text:style-name="T258">{</text:span></text:p>
            <text:p><text:span text:style-name="T258"><text:s/></text:span><text:span text:style-name="T258"><text:tab/></text:span><text:span text:style-name="T258">echo '&lt;th&gt;'.$this-&gt;escape($titulo).'&lt;/th&gt;';</text:span></text:p>
            <text:p><text:span text:style-name="T258">}</text:span></text:p>
            <text:p><text:span text:style-name="T25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59">&lt;/thead&gt;</text:span></text:p>
            <text:p><text:span text:style-name="T259">&lt;?php</text:span></text:p>
            <text:p><text:span text:style-name="T259">$somaTotal = 0;</text:span></text:p>
            <text:p><text:span text:style-name="T260"/></text:p>
            <text:p><text:span text:style-name="T259">foreach ($this-&gt;itens as $item)</text:span></text:p>
            <text:p><text:span text:style-name="T259">{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<text:tab/></text:span><text:span text:style-name="T259">$codigo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=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$item['id']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 <text:s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$nome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=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href="/zend/acme/estoque/nome?id='.$codigo.'"&gt;'.$this &gt;escape($item['nome']).'&lt;/a&gt;'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text:s/></text:span><text:span text:style-name="T259"><text:tab/></text:span><text:span text:style-name="T259"><text:tab/></text:span><text:span text:style-name="T259"><text:tab/></text:span><text:span text:style-name="T259">$quantidade </text:span><text:span text:style-name="T259"><text:tab/></text:span><text:span text:style-name="T259"> = $item['quantidade']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$preco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= </text:span><text:span text:style-name="T259"><text:tab/></text:span><text:span text:style-name="T259"> </text:span><text:span text:style-name="T259"><text:tab/>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href="/zend/acme/estoque/preco?id='.$codigo.'"&gt;'.$item['valor'].'</text:span></text:p>
            <text:p><text:span text:style-name="T259">&lt;/a&gt;'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text:s/></text:span><text:span text:style-name="T259"><text:tab/></text:span><text:span text:style-name="T259"><text:tab/></text:span><text:span text:style-name="T259">$entrada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= 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href="/zend/acme/estoque/entrada?id='.$codigo.'"&gt;E&lt;/a&gt;';</text:span></text:p>
            <text:p><text:span text:style-name="T259"><text:s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baixa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= 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href="/zend/acme/estoque/baixa?id='.$codigo.'"&gt;B&lt;/a&gt;'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excluir </text:span><text:span text:style-name="T259"><text:tab/></text:span><text:span text:style-name="T259"><text:tab/></text:span><text:span text:style-name="T259">= 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59">$colunas = array($codigo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nome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quantidade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preco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entrada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baixa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excluir);</text:span></text:p>
            <text:p><text:span text:style-name="T259">echo '&lt;tr&gt;';</text:span></text:p>
            <text:p><text:span text:style-name="T101"/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foreach ($colunas as $coluna)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{ </text:span><text:span text:style-name="T259"><text:tab/></text:span></text:p>
            <text:p><text:span text:style-name="T259"><text:s/></text:span><text:span text:style-name="T259"><text:tab/></text:span><text:span text:style-name="T259"><text:tab/></text:span><text:span text:style-name="T259"> <text:s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echo '&lt;td&gt;';</text:span></text:p>
            <text:p><text:span text:style-name="T259"><text:s/></text:span><text:span text:style-name="T259"><text:tab/></text:span><text:span text:style-name="T259"><text:tab/></text:span><text:span text:style-name="T259"> <text:s/></text:span><text:span text:style-name="T259"><text:tab/></text:span><text:span text:style-name="T259"> </text:span><text:span text:style-name="T259"><text:tab/></text:span><text:span text:style-name="T259"><text:tab/></text:span><text:span text:style-name="T259">echo $coluna;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echo '&lt;/td&gt;';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}</text:span></text:p>
            <text:p><text:span text:style-name="T101"/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echo '&lt;/tr&gt;';</text:span></text:p>
            <text:p><text:span text:style-name="T259"><text:s/></text:span><text:span text:style-name="T259">}</text:span></text:p>
            <text:p><text:span text:style-name="T259"><text:s/></text:span><text:span text:style-name="T259">?&gt; </text:span><text:span text:style-name="T259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199">&lt;/table&gt;</text:span></text:p>
            <text:p><text:span text:style-name="T199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5">Agora vamos fazer o método </text:span><text:span text:style-name="T252">logout</text:span><text:span text:style-name="T225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0">session_name</text:span><text:span text:style-name="T138">()])) {</text:span></text:p>
            <text:p><text:span text:style-name="T230">setcookie</text:span><text:span text:style-name="T138">(</text:span><text:span text:style-name="T230">session_name</text:span><text:span text:style-name="T138">(), </text:span><text:span text:style-name="T230">''</text:span><text:span text:style-name="T138">, </text:span><text:span text:style-name="T230">time</text:span><text:span text:style-name="T138">()-42000,</text:span><text:span text:style-name="T227">'/'</text:span><text:span text:style-name="T138">);</text:span></text:p>
            <text:p><text:span text:style-name="T138">}</text:span></text:p>
            <text:p><text:span text:style-name="T230">session_destroy</text:span><text:span text:style-name="T138">();</text:span></text:p>
            <text:p><text:span text:style-name="T137">$this</text:span><text:span text:style-name="T138">-&gt;redirect(</text:span><text:span text:style-name="T227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19">Vamos criar um método interno agora:</text:span></text:p>
            <text:p><text:span text:style-name="T219"/></text:p>
            <text:p><text:span text:style-name="T206"><text:s/></text:span><text:span text:style-name="T206"><text:tab/></text:span><text:span text:style-name="T206">/* Retorna um produto de acordo com o id passado */</text:span></text:p>
            <text:p><text:span text:style-name="T217"><text:s/></text:span><text:span text:style-name="T217"><text:tab/></text:span><text:span text:style-name="T217"><text:tab/></text:span><text:span text:style-name="T217">private function</text:span><text:span text:style-name="T199"> selecionarProduto()</text:span></text:p>
            <text:p><text:span text:style-name="T199"><text:s/></text:span><text:span text:style-name="T199">{</text:span></text:p>
            <text:p><text:span text:style-name="T246"><text:s/></text:span><text:span text:style-name="T246"><text:tab/></text:span><text:span text:style-name="T246"><text:tab/></text:span><text:span text:style-name="T246">$id</text:span><text:span text:style-name="T199"> = (</text:span><text:span text:style-name="T217">int</text:span><text:span text:style-name="T199">)</text:span><text:span text:style-name="T246">$this</text:span><text:span text:style-name="T152">-&gt;params()-&gt;fromRoute</text:span><text:span text:style-name="T199">('</text:span><text:span text:style-name="T202">id'</text:span><text:span text:style-name="T199">);</text:span></text:p>
            <text:p><text:span text:style-name="T217"><text:s/></text:span><text:span text:style-name="T217"><text:tab/></text:span><text:span text:style-name="T217">if</text:span><text:span text:style-name="T199"> (!</text:span><text:span text:style-name="T217">isset</text:span><text:span text:style-name="T199">(</text:span><text:span text:style-name="T201">$id</text:span><text:span text:style-name="T199">))</text:span></text:p>
            <text:p><text:span text:style-name="T199"><text:s/></text:span><text:span text:style-name="T199">{</text:span></text:p>
            <text:p><text:span text:style-name="T246"><text:s/></text:span><text:span text:style-name="T246"><text:tab/></text:span><text:span text:style-name="T246"><text:tab/></text:span><text:span text:style-name="T246">$this</text:span><text:span text:style-name="T199">-&gt;_redirect(</text:span><text:span text:style-name="T202">'/estoque/manterproduto'</text:span><text:span text:style-name="T199">);</text:span></text:p>
            <text:p><text:span text:style-name="T199"><text:s/></text:span><text:span text:style-name="T217"><text:tab/></text:span><text:span text:style-name="T217">exit;</text:span></text:p>
            <text:p><text:span text:style-name="T199"><text:s/></text:span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1">$table</text:span><text:span text:style-name="T199"> = </text:span><text:span text:style-name="T217">new</text:span><text:span text:style-name="T199"> Produto();</text:span></text:p>
            <text:p><text:span text:style-name="T201">$produtoSelecionado</text:span><text:span text:style-name="T199"> = </text:span><text:span text:style-name="T201">$table</text:span><text:span text:style-name="T199">-&gt;find(</text:span><text:span text:style-name="T201">$id</text:span><text:span text:style-name="T199">)-&gt;toArray();</text:span></text:p>
            <text:p><text:span text:style-name="T217">return</text:span><text:span text:style-name="T199"> </text:span><text:span text:style-name="T201">$produtoSelecionado</text:span><text:span text:style-name="T199">[0]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19">Esse método será aproveitado em uma série de métodos públicos.</text:span></text:p>
            <text:p><text:span text:style-name="T219">Vamos implementar os métodos: </text:span><text:span text:style-name="T208">entrada, baixa, nome </text:span><text:span text:style-name="T219">e</text:span><text:span text:style-name="T208"> preço.</text:span></text:p>
            <text:p><text:span text:style-name="T219">Todos terão o mesmo código, mudando apenas a associação do corpo do documento HTML.</text:span></text:p>
            <text:p><text:span text:style-name="T219">Basta fazer o método </text:span><text:span text:style-name="T208">entradaAction </text:span><text:span text:style-name="T219">e depois usá-lo de modelo para os outros, pois basta mudar o nome do método e o conteúdo da variável </text:span><text:span text:style-name="T208">body</text:span><text:span text:style-name="T219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7"><text:s/></text:span><text:span text:style-name="T217"><text:tab/></text:span><text:span text:style-name="T217">public function</text:span><text:span text:style-name="T199"> entradaAction()</text:span></text:p>
            <text:p><text:span text:style-name="T199"><text:s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$produtoSelecionado</text:span><text:span text:style-name="T199"> = $this-&gt;selecionarProduto(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 = Zend_Registry::get(</text:span><text:span text:style-name="T202">'view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produtoSelecionado'</text:span><text:span text:style-name="T199">,</text:span><text:span text:style-name="T201">$produtoSelecionado</text:span><text:span text:style-name="T199">);</text:span></text:p>
            <text:p><text:span text:style-name="T199"><text:s/></text:span><text:span text:style-name="T199"><text:tab/></text:span><text:span text:style-name="T201"><text:tab/></text:span><text:span text:style-name="T201">$viewModel</text:span><text:span text:style-name="T199">-&gt;assign(</text:span><text:span text:style-name="T202">'header'</text:span><text:span text:style-name="T199">,</text:span><text:span text:style-name="T202">'est</text:span><text:span text:style-name="T202"><text:tab/></text:span><text:span text:style-name="T202">oqueHeader.phtm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body'</text:span><text:span text:style-name="T199">,</text:span><text:span text:style-name="T202">'entrada.phtml'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201">$viewModel</text:span><text:span text:style-name="T199">-&gt;assign(</text:span><text:span text:style-name="T202">'footer'</text:span><text:span text:style-name="T199">,</text:span><text:span text:style-name="T202">'pageFooter.phtml'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201">$this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}</text:span></text:p>
            <text:p><text:span text:style-name="T21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7"><text:s/></text:span><text:span text:style-name="T217"><text:tab/></text:span><text:span text:style-name="T217">public function</text:span><text:span text:style-name="T199"> entradaAction()</text:span></text:p>
            <text:p><text:span text:style-name="T199"><text:s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$produtoSelecionado</text:span><text:span text:style-name="T199"> = $this-&gt;selecionarProduto(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 = Zend_Registry::get(</text:span><text:span text:style-name="T202">'viewMode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produtoSelecionado'</text:span><text:span text:style-name="T199">,</text:span><text:span text:style-name="T201">$produtoSelecionado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body'</text:span><text:span text:style-name="T199">,</text:span><text:span text:style-name="T202">'entrada.phtml'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201">$thisModel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}</text:span></text:p>
            <text:p><text:span text:style-name="T21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199">&lt;center&gt;</text:span></text:p>
            <text:p><text:span text:style-name="T199">&lt;form action="/workspace/lojasacme/estoque/adicionar"</text:span></text:p>
            <text:p><text:span text:style-name="T199">method="post"&gt;</text:span></text:p>
            <text:p><text:span text:style-name="T199">&lt;?php</text:span></text:p>
            <text:p><text:span text:style-name="T199">if (isset($this-&gt;produtoSelecionado['id']))</text:span></text:p>
            <text:p><text:span text:style-name="T199">{</text:span></text:p>
            <text:p><text:span text:style-name="T199">echo '&lt;b&gt;Produto: '.$this-&gt;escape($this-&gt;produtoSelecionado['nome']).'&lt;/b&gt;&lt;br/&gt;';</text:span></text:p>
            <text:p><text:span text:style-name="T199">echo '&lt;b&gt;'.$this-&gt;escape('Preço: ').$this-</text:span></text:p>
            <text:p><text:span text:style-name="T199">&gt;produtoSelecionado['valor'].'&lt;/b&gt;&lt;br/&gt;';</text:span></text:p>
            <text:p><text:span text:style-name="T199">echo '&lt;b&gt;'.$this-&gt;escape('Posição de estoque:').$this-</text:span></text:p>
            <text:p><text:span text:style-name="T199">&gt;produtoSelecionado['quantidade'].'&lt;/b&gt;&lt;br/&gt;';</text:span></text:p>
            <text:p><text:span text:style-name="T199">}</text:span></text:p>
            <text:p><text:span text:style-name="T19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3">Quantidade:</text:span></text:p>
            <text:p><text:span text:style-name="T243">&lt;input name="quantidade" value="" id="quantidade" type="text"&gt;</text:span></text:p>
            <text:p><text:span text:style-name="T243">&lt;input name="id" value="&lt;?=$this-&gt;produtoSelecionado['id']?&gt;" id="id"</text:span></text:p>
            <text:p><text:span text:style-name="T243">type="hidden"&gt;</text:span></text:p>
            <text:p><text:span text:style-name="T243">&lt;input type="submit" name="darentrada" value="Dar entrada"/&gt;</text:span></text:p>
            <text:p><text:span text:style-name="T243">&lt;/form&gt;</text:span></text:p>
            <text:p><text:span text:style-name="T243">&lt;/center&gt;</text:span></text:p>
            <text:p><text:span text:style-name="T243">&lt;a</text:span></text:p>
            <text:p><text:span text:style-name="T243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3">&lt;center&gt;</text:span></text:p>
            <text:p><text:span text:style-name="T243">&lt;form action="/workspace/lojasacme/estoque/subtrair"method="post"&gt;</text:span></text:p>
            <text:p><text:span text:style-name="T243">&lt;?php</text:span></text:p>
            <text:p><text:span text:style-name="T243">if (isset($this-&gt;produtoSelecionado['id']))</text:span></text:p>
            <text:p><text:span text:style-name="T243">{</text:span></text:p>
            <text:p><text:span text:style-name="T243">echo '&lt;b&gt;Produto: '.$this→escape($this→ </text:span></text:p>
            <text:p><text:span text:style-name="T243">&gt;produtoSelecionado['nome']).'&lt;/b&gt;&lt;br/&gt;';</text:span></text:p>
            <text:p><text:span text:style-name="T243">echo '&lt;b&gt;'.$this-&gt;escape('Preço: ').$this-</text:span></text:p>
            <text:p><text:span text:style-name="T243">&gt;produtoSelecionado['valor'].'&lt;/b&gt;&lt;br/&gt;';</text:span></text:p>
            <text:p><text:span text:style-name="T243">echo '&lt;b&gt;'.$this-&gt;escape('Posição de estoque:').$this-</text:span></text:p>
            <text:p><text:span text:style-name="T243">&gt;produtoSelecionado['quantidade'].'&lt;/b&gt;&lt;br/&gt;';</text:span></text:p>
            <text:p><text:span text:style-name="T243">}</text:span></text:p>
            <text:p><text:span text:style-name="T24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8">&lt;center&gt;</text:span></text:p>
            <text:p><text:span text:style-name="T258">&lt;form action="/workspace/lojasacme/estoque/alterarNome" method="post"&gt;</text:span></text:p>
            <text:p><text:span text:style-name="T258">&lt;?php</text:span></text:p>
            <text:p><text:span text:style-name="T258">if (isset($this-&gt;produtoSelecionado['id']))</text:span></text:p>
            <text:p><text:span text:style-name="T258">{</text:span></text:p>
            <text:p><text:span text:style-name="T258">?&gt;</text:span></text:p>
            <text:p><text:span text:style-name="T258">Nome:</text:span></text:p>
            <text:p><text:span text:style-name="T258">&lt;input name="nome" value="&lt;?=$this-&gt;escape($this-</text:span></text:p>
            <text:p><text:span text:style-name="T258">&gt;produtoSelecionado['nome'])?&gt;"</text:span></text:p>
            <text:p><text:span text:style-name="T258">id="nome" type="text"&gt;</text:span></text:p>
            <text:p><text:span text:style-name="T258">&lt;input name="id" value="&lt;?=$this &gt;produtoSelecionado['id']?&gt;" id="id"</text:span></text:p>
            <text:p><text:span text:style-name="T258">type="hidden"&gt;</text:span></text:p>
            <text:p><text:span text:style-name="T258">&lt;?php</text:span></text:p>
            <text:p><text:span text:style-name="T2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3">?&gt;</text:span></text:p>
            <text:p><text:span text:style-name="T243">&lt;input type="submit" name="alterarnome"value="Alterar nome"/&gt;</text:span></text:p>
            <text:p><text:span text:style-name="T243">&lt;/form&gt;</text:span></text:p>
            <text:p><text:span text:style-name="T243">&lt;/center&gt;</text:span></text:p>
            <text:p><text:span text:style-name="T243">&lt;a</text:span></text:p>
            <text:p><text:span text:style-name="T243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3">&lt;center&gt;</text:span></text:p>
            <text:p text:style-name="P89"><text:span text:style-name="T243">&lt;form action="/zend/acme/estoque/alterarPreco" method="post"&gt;</text:span></text:p>
            <text:p><text:span text:style-name="T243">&lt;?php</text:span></text:p>
            <text:p><text:span text:style-name="T243">if (isset($this-&gt;produtoSelecionado['id']))</text:span></text:p>
            <text:p><text:span text:style-name="T243">{</text:span></text:p>
            <text:p><text:span text:style-name="T243">?&gt;</text:span></text:p>
            <text:p><text:span text:style-name="T243">Preço :</text:span></text:p>
            <text:p><text:span text:style-name="T243">&lt;input name="preco" value="&lt;?=$this-&gt;escape($this-&gt;produtoSelecionado['valor'])?&gt;"</text:span></text:p>
            <text:p><text:span text:style-name="T243">id="preco" type="text"&gt;</text:span></text:p>
            <text:p><text:span text:style-name="T243">&lt;input name="id" value="&lt;?=$this-&gt;produtoSelecionado['id']?&gt;" id="id"type="hidden"&gt;</text:span></text:p>
            <text:p><text:span text:style-name="T243">&lt;?php</text:span></text:p>
            <text:p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3">?&gt;</text:span></text:p>
            <text:p><text:span text:style-name="T243">&lt;input type="submit" name="alterarpreco" value="Alterar preço"/&gt;</text:span></text:p>
            <text:p><text:span text:style-name="T243">&lt;/form&gt;</text:span></text:p>
            <text:p><text:span text:style-name="T243">&lt;/center&gt;</text:span></text:p>
            <text:p><text:span text:style-name="T243">&lt;a</text:span></text:p>
            <text:p><text:span text:style-name="T243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1"><text:s/></text:span><text:span text:style-name="T261"><text:tab/></text:span><text:span text:style-name="T261"><text:tab/></text:span><text:span text:style-name="T261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3"> adicionarAction()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id</text:span><text:span text:style-name="T243"> = (</text:span><text:span text:style-name="T139">int</text:span><text:span text:style-name="T243">)$this</text:span><text:span text:style-name="T152">-&gt;params()-&gt;fromRoute</text:span><text:span text:style-name="T243">(</text:span><text:span text:style-name="T245">'id'</text:span><text:span text:style-name="T243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3"> (!</text:span><text:span text:style-name="T139">is_null</text:span><text:span text:style-name="T243">(</text:span><text:span text:style-name="T253">$id</text:span><text:span text:style-name="T243">))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quantidade</text:span><text:span text:style-name="T243"> = (</text:span><text:span text:style-name="T139">int</text:span><text:span text:style-name="T243">)$this→_request-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 &gt;getParam(</text:span><text:span text:style-name="T245">'quantidade'</text:span><text:span text:style-name="T243">);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table</text:span><text:span text:style-name="T243"> = </text:span><text:span text:style-name="T139">new</text:span><text:span text:style-name="T243"> Produtos();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produto</text:span><text:span text:style-name="T243"> = $table-&gt;find($id)-&gt;toArray();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quantidade</text:span><text:span text:style-name="T243"> = </text:span><text:span text:style-name="T253">$quantidade</text:span><text:span text:style-name="T243"> +</text:span></text:p>
            <text:p><text:span text:style-name="T253"><text:s/></text:span><text:span text:style-name="T253"><text:tab/></text:span><text:span text:style-name="T253">$produto</text:span><text:span text:style-name="T243">[0][</text:span><text:span text:style-name="T245">'quantidade'</text:span><text:span text:style-name="T2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1">$dados</text:span><text:span text:style-name="T199"> = array(</text:span><text:span text:style-name="T202">'quantidade'</text:span><text:span text:style-name="T199"> =&gt; </text:span><text:span text:style-name="T201">$quantidade</text:span><text:span text:style-name="T199">);</text:span></text:p>
            <text:p><text:span text:style-name="T201">$where</text:span><text:span text:style-name="T199"> = </text:span><text:span text:style-name="T201">$table</text:span><text:span text:style-name="T199">-&gt;getAdapter()-&gt;quoteInto(</text:span><text:span text:style-name="T202">'id = ? '</text:span><text:span text:style-name="T199">, </text:span><text:span text:style-name="T201">$id</text:span><text:span text:style-name="T199">);</text:span></text:p>
            <text:p><text:span text:style-name="T201">$table</text:span><text:span text:style-name="T199">-&gt;update(</text:span><text:span text:style-name="T201">$dados</text:span><text:span text:style-name="T199">,</text:span><text:span text:style-name="T201"> $where</text:span><text:span text:style-name="T199">);</text:span></text:p>
            <text:p><text:span text:style-name="T199">}</text:span></text:p>
            <text:p><text:span text:style-name="T201">$this</text:span><text:span text:style-name="T199">-&gt;_redirect(</text:span><text:span text:style-name="T202">'/estoque/manterproduto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4">/* Subtração de quantidade de estoque */</text:span></text:p>
            <text:p><text:span text:style-name="T217"><text:s/></text:span><text:span text:style-name="T217"><text:tab/></text:span><text:span text:style-name="T217"><text:tab/></text:span><text:span text:style-name="T217">public function</text:span><text:span text:style-name="T199"> subtrairAction()</text:span></text:p>
            <text:p><text:span text:style-name="T199"><text:s/></text:span><text:span text:style-name="T199"><text:tab/></text:span><text:span text:style-name="T199"><text:tab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id</text:span><text:span text:style-name="T199"> = (</text:span><text:span text:style-name="T217">int</text:span><text:span text:style-name="T199">)</text:span><text:span text:style-name="T201">$this</text:span><text:span text:style-name="T152">-&gt;params-&gt;fromRoute()</text:span><text:span text:style-name="T199">(</text:span><text:span text:style-name="T202">'id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17">if</text:span><text:span text:style-name="T199"> (!</text:span><text:span text:style-name="T217">is_null</text:span><text:span text:style-name="T199">(</text:span><text:span text:style-name="T201">$id</text:span><text:span text:style-name="T199">))</text:span></text:p>
            <text:p><text:span text:style-name="T199"><text:s/></text:span><text:span text:style-name="T199"><text:tab/></text:span><text:span text:style-name="T199"><text:tab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quantidade</text:span><text:span text:style-name="T199"> = (int)$this</text:span><text:span text:style-name="T152">-&gt;params-&gt;fromRoute()</text:span><text:span text:style-name="T199">('quantidade');</text:span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table</text:span><text:span text:style-name="T199"> = </text:span><text:span text:style-name="T217">new</text:span><text:span text:style-name="T199"> Produtos();</text:span></text:p>
            <text:p><text:span text:style-name="T199"/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produto</text:span><text:span text:style-name="T199"> = $table→find($id)-&gt;toArray();</text:span></text:p>
            <text:p><text:span text:style-name="T199"/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quantidade</text:span><text:span text:style-name="T199"> = $produto[0]['quantidade'] - </text:span><text:span text:style-name="T201">$quantidade</text:span><text:span text:style-name="T19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1"><text:s/></text:span><text:span text:style-name="T201"><text:tab/></text:span><text:span text:style-name="T201"><text:tab/></text:span><text:span text:style-name="T201">$dados</text:span><text:span text:style-name="T199"> = array(</text:span><text:span text:style-name="T202">'quantidade'</text:span><text:span text:style-name="T199"> =&gt; </text:span><text:span text:style-name="T201">$quantidade</text:span><text:span text:style-name="T199">);</text:span></text:p>
            <text:p><text:span text:style-name="T199"/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199"> = </text:span><text:span text:style-name="T201">$table</text:span><text:span text:style-name="T199">-&gt;getAdapter()-&gt;quoteInto(</text:span><text:span text:style-name="T202">'id = ?'</text:span><text:span text:style-name="T199">, </text:span><text:span text:style-name="T201">$id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table</text:span><text:span text:style-name="T199">-&gt;update(</text:span><text:span text:style-name="T201">$dados</text:span><text:span text:style-name="T199">, </text:span><text:span text:style-name="T201">$where</text:span><text:span text:style-name="T199">);</text:span></text:p>
            <text:p><text:span text:style-name="T199"><text:s/></text:span><text:span text:style-name="T199"><text:tab/></text:span><text:span text:style-name="T199">}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9">-&gt;_redirect(</text:span><text:span text:style-name="T202">'/estoque/manterproduto'</text:span><text:span text:style-name="T199">);</text:span></text:p>
            <text:p><text:span text:style-name="T199"><text:s/></text:span><text:span text:style-name="T199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/* Gravação de um novo preco */</text:span></text:p>
            <text:p><text:span text:style-name="T217">public function</text:span><text:span text:style-name="T199"> alterarPrecoAction()</text:span></text:p>
            <text:p><text:span text:style-name="T199">{</text:span></text:p>
            <text:p><text:span text:style-name="T201">$id</text:span><text:span text:style-name="T199"> = (int)</text:span><text:span text:style-name="T201">$this</text:span><text:span text:style-name="T188">-&gt;params-&gt;fromRoute</text:span><text:span text:style-name="T152">()</text:span><text:span text:style-name="T199">('id');</text:span></text:p>
            <text:p><text:span text:style-name="T199">if (!</text:span><text:span text:style-name="T217">is_null</text:span><text:span text:style-name="T199">(</text:span><text:span text:style-name="T201">$id</text:span><text:span text:style-name="T199">))</text:span></text:p>
            <text:p><text:span text:style-name="T199">{</text:span></text:p>
            <text:p><text:span text:style-name="T201">$nome</text:span><text:span text:style-name="T199"> = (string)</text:span><text:span text:style-name="T201">$this</text:span><text:span text:style-name="T188">-&gt;params-&gt;fromRoute</text:span><text:span text:style-name="T152">()</text:span><text:span text:style-name="T199">('preco');</text:span></text:p>
            <text:p><text:span text:style-name="T201">$table</text:span><text:span text:style-name="T199"> = new Produtos();</text:span></text:p>
            <text:p><text:span text:style-name="T201">$dados</text:span><text:span text:style-name="T199"> = array(</text:span><text:span text:style-name="T202">'valor'</text:span><text:span text:style-name="T199"> =&gt; </text:span><text:span text:style-name="T201">$nome</text:span><text:span text:style-name="T199">);</text:span></text:p>
            <text:p><text:span text:style-name="T201">$where</text:span><text:span text:style-name="T199"> = </text:span><text:span text:style-name="T201">$table</text:span><text:span text:style-name="T199">-&gt;getAdapter()-&gt;quoteInto('id = ?', </text:span><text:span text:style-name="T201">$id</text:span><text:span text:style-name="T199">);</text:span></text:p>
            <text:p><text:span text:style-name="T201">$table</text:span><text:span text:style-name="T199">-&gt;update(</text:span><text:span text:style-name="T201">$dados</text:span><text:span text:style-name="T199">, </text:span><text:span text:style-name="T201">$where</text:span><text:span text:style-name="T199">);</text:span></text:p>
            <text:p><text:span text:style-name="T199">}</text:span></text:p>
            <text:p><text:span text:style-name="T201">$this</text:span><text:span text:style-name="T199">-&gt;_redirect(</text:span><text:span text:style-name="T202">'/estoque/manterproduto'</text:span><text:span text:style-name="T19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/* Gravação de um novo nome */</text:span></text:p>
            <text:p><text:span text:style-name="T217">public function</text:span><text:span text:style-name="T199"> alterarNomeAction()</text:span></text:p>
            <text:p><text:span text:style-name="T199">{</text:span></text:p>
            <text:p><text:span text:style-name="T201">$id</text:span><text:span text:style-name="T199"> = (</text:span><text:span text:style-name="T217">int</text:span><text:span text:style-name="T199">)</text:span><text:span text:style-name="T201">$this</text:span><text:span text:style-name="T188">-&gt;params-&gt;fromRoute()</text:span><text:span text:style-name="T199">('id');</text:span></text:p>
            <text:p><text:span text:style-name="T199">if (!</text:span><text:span text:style-name="T262">is_null</text:span><text:span text:style-name="T199">(</text:span><text:span text:style-name="T201">$id</text:span><text:span text:style-name="T199">))</text:span></text:p>
            <text:p><text:span text:style-name="T199">{</text:span></text:p>
            <text:p><text:span text:style-name="T201">$nome</text:span><text:span text:style-name="T199"> = (</text:span><text:span text:style-name="T217">string</text:span><text:span text:style-name="T199">)</text:span><text:span text:style-name="T201">$this</text:span><text:span text:style-name="T199">-</text:span><text:span text:style-name="T188">&gt;params-&gt;fromRoute()</text:span><text:span text:style-name="T199">('nome');</text:span></text:p>
            <text:p><text:span text:style-name="T201">$table</text:span><text:span text:style-name="T199"> = </text:span><text:span text:style-name="T217">new</text:span><text:span text:style-name="T199"> Produtos();</text:span></text:p>
            <text:p><text:span text:style-name="T201">$dados</text:span><text:span text:style-name="T199"> = </text:span><text:span text:style-name="T217">array</text:span><text:span text:style-name="T199">(</text:span><text:span text:style-name="T202">'nome'</text:span><text:span text:style-name="T199"> =&gt; </text:span><text:span text:style-name="T201">$nome</text:span><text:span text:style-name="T199">);</text:span></text:p>
            <text:p><text:span text:style-name="T201">$where</text:span><text:span text:style-name="T199"> = </text:span><text:span text:style-name="T201">$table</text:span><text:span text:style-name="T199">-&gt;getAdapter()-&gt;quoteInto(</text:span><text:span text:style-name="T202">'id = ?'</text:span><text:span text:style-name="T199">,</text:span><text:span text:style-name="T201">$id</text:span><text:span text:style-name="T199">);</text:span></text:p>
            <text:p><text:span text:style-name="T201">$table</text:span><text:span text:style-name="T199">-&gt;update(</text:span><text:span text:style-name="T201">$dados</text:span><text:span text:style-name="T199">, </text:span><text:span text:style-name="T201">$where</text:span><text:span text:style-name="T199">);</text:span></text:p>
            <text:p><text:span text:style-name="T199">}</text:span></text:p>
            <text:p><text:span text:style-name="T201">$this</text:span><text:span text:style-name="T199">-&gt;_redirect(</text:span><text:span text:style-name="T202">'/estoque/manterproduto'</text:span><text:span text:style-name="T19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19">Agora o método para excluir produtos:</text:span></text:p>
            <text:p><text:span text:style-name="T199"/></text:p>
            <text:p><text:span text:style-name="T224"><text:s/></text:span><text:span text:style-name="T224"><text:tab/></text:span><text:span text:style-name="T224"><text:tab/></text:span><text:span text:style-name="T224">/* Exclusão do produto */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public function</text:span><text:span text:style-name="T199"> excluirAction()</text:span></text:p>
            <text:p><text:span text:style-name="T199"><text:s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id</text:span><text:span text:style-name="T199"> = (int)</text:span><text:span text:style-name="T201">$this</text:span><text:span text:style-name="T199">-</text:span><text:span text:style-name="T188">&gt;params-&gt;fromRoute()</text:span><text:span text:style-name="T199">(</text:span><text:span text:style-name="T202">'id'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217">if </text:span><text:span text:style-name="T199">(!</text:span><text:span text:style-name="T262">is_null</text:span><text:span text:style-name="T199">(</text:span><text:span text:style-name="T201">$id</text:span><text:span text:style-name="T199">))</text:span></text:p>
            <text:p><text:span text:style-name="T199"><text:s/></text:span><text:span text:style-name="T199">{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201">$table</text:span><text:span text:style-name="T199"> = new Itens();</text:span></text:p>
            <text:p><text:span text:style-name="T199"/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201">$where</text:span><text:span text:style-name="T199"> = </text:span><text:span text:style-name="T201">$table</text:span><text:span text:style-name="T199">-&gt;getAdapter()-&gt;quoteInto(</text:span><text:span text:style-name="T202">'produto_id = ?'</text:span><text:span text:style-name="T199">, </text:span><text:span text:style-name="T201">$id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199"> </text:span><text:span text:style-name="T199"><text:tab/></text:span><text:span text:style-name="T201">$pedidos</text:span><text:span text:style-name="T199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199"><text:s/></text:span><text:span text:style-name="T217"><text:tab/></text:span><text:span text:style-name="T217">if</text:span><text:span text:style-name="T199"> (</text:span><text:span text:style-name="T217">empty</text:span><text:span text:style-name="T199">(</text:span><text:span text:style-name="T201">$pedidos</text:span><text:span text:style-name="T199">))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199"> </text:span><text:span text:style-name="T199">{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<text:tab/></text:span><text:span text:style-name="T201">$table</text:span><text:span text:style-name="T199"> = </text:span><text:span text:style-name="T217">NULL</text:span><text:span text:style-name="T199">;</text:span></text:p>
            <text:p><text:span text:style-name="T199"><text:s/></text:span><text:span text:style-name="T199"><text:tab/></text:span><text:span text:style-name="T201"><text:tab/></text:span><text:span text:style-name="T201"><text:tab/></text:span><text:span text:style-name="T201"> </text:span><text:span text:style-name="T201"><text:tab/></text:span><text:span text:style-name="T201"> </text:span><text:span text:style-name="T201"><text:tab/></text:span><text:span text:style-name="T201">$table</text:span><text:span text:style-name="T199"> = </text:span><text:span text:style-name="T217">new</text:span><text:span text:style-name="T199"> Produtos();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<text:tab/></text:span><text:span text:style-name="T201">$where</text:span><text:span text:style-name="T199"> = $table-&gt;getAdapter()-&gt;quoteInto(</text:span><text:span text:style-name="T202">'id = ?'</text:span><text:span text:style-name="T199">, </text:span><text:span text:style-name="T201">$id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199"> </text:span><text:span text:style-name="T199"><text:tab/></text:span><text:span text:style-name="T199"> </text:span><text:span text:style-name="T199"><text:tab/></text:span><text:span text:style-name="T201">$table</text:span><text:span text:style-name="T199">-&gt;delete(</text:span><text:span text:style-name="T201">$where</text:span><text:span text:style-name="T199">);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}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199"> </text:span><text:span text:style-name="T217"><text:tab/></text:span><text:span text:style-name="T217">else</text:span></text:p>
            <text:p><text:span text:style-name="T199"><text:s/></text:span><text:span text:style-name="T199"><text:tab/></text:span><text:span text:style-name="T199"><text:tab/></text:span><text:span text:style-name="T199"> <text:s/></text:span><text:span text:style-name="T199">{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<text:tab/></text:span><text:span text:style-name="T199"> </text:span><text:span text:style-name="T199"><text:tab/></text:span><text:span text:style-name="T201">$_SESSION</text:span><text:span text:style-name="T199">[</text:span><text:span text:style-name="T202">'mensagem'</text:span><text:span text:style-name="T199">] = </text:span><text:span text:style-name="T202">'produto consta em pedido'</text:span><text:span text:style-name="T199">;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<text:tab/></text:span><text:span text:style-name="T199"><text:tab/></text:span><text:span text:style-name="T199">}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199"> <text:s/></text:span><text:span text:style-name="T199">}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201">$this</text:span><text:span text:style-name="T199">-&gt;_redirect(</text:span><text:span text:style-name="T202">'/estoque/manterproduto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7cm" svg:height="15.8cm" svg:x="0.686cm" svg:y="5cm" presentation:class="outline" presentation:user-transformed="true">
          <draw:text-box>
            <text:p><text:span text:style-name="T221">Para renderizar a tela de inclusão de novos produtos, precisamos criar um método com o nome incluir:</text:span></text:p>
            <text:p><text:span text:style-name="T221"/></text:p>
            <text:p><text:span text:style-name="T224"><text:s/></text:span><text:span text:style-name="T224"><text:tab/></text:span><text:span text:style-name="T263"><text:tab/></text:span><text:span text:style-name="T263">/* Inclusão de produto */</text:span></text:p>
            <text:p><text:span text:style-name="T240"><text:s/></text:span><text:span text:style-name="T240"><text:tab/></text:span><text:span text:style-name="T240"><text:tab/></text:span><text:span text:style-name="T240">public function</text:span><text:span text:style-name="T223"> incluirAction()</text:span></text:p>
            <text:p><text:span text:style-name="T223"><text:s/></text:span><text:span text:style-name="T223"><text:tab/></text:span><text:span text:style-name="T223">{</text:span></text:p>
            <text:p><text:span text:style-name="T223"><text:s/></text:span><text:span text:style-name="T223"><text:tab/></text:span><text:span text:style-name="T223"><text:tab/></text:span><text:span text:style-name="T264">$viewModel</text:span><text:span text:style-name="T223"> = Zend_Registry::get('view');</text:span></text:p>
            <text:p><text:span text:style-name="T223"/></text:p>
            <text:p><text:span text:style-name="T223"><text:s/></text:span><text:span text:style-name="T223"><text:tab/></text:span><text:span text:style-name="T223"><text:tab/></text:span><text:span text:style-name="T264">$viewModel</text:span><text:span text:style-name="T223">-&gt;assign(</text:span><text:span text:style-name="T239">'body'</text:span><text:span text:style-name="T223">,</text:span><text:span text:style-name="T239">'incluir.phtml'</text:span><text:span text:style-name="T223">);</text:span></text:p>
            <text:p><text:span text:style-name="T223"><text:s/></text:span><text:span text:style-name="T223"><text:tab/></text:span><text:span text:style-name="T223"><text:tab/></text:span><text:span text:style-name="T264">$this</text:span><text:span text:style-name="T223">-&gt;_response-&gt;setBody(</text:span><text:span text:style-name="T264">$viewModel</text:span><text:span text:style-name="T223">-&gt;render(</text:span><text:span text:style-name="T239">'default.phtml'</text:span><text:span text:style-name="T223">));</text:span></text:p>
            <text:p><text:span text:style-name="T223">}</text:span></text:p>
            <text:p><text:span text:style-name="T199"/></text:p>
            <text:p><text:span text:style-name="T221">Agora, precisamos criar a visão que é invocada por esse método. Será o arquivo </text:span><text:span text:style-name="T234">incluir.phtml</text:span><text:span text:style-name="T221"> em </text:span><text:span text:style-name="T234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3">&lt;center&gt;</text:span></text:p>
            <text:p><text:span text:style-name="T223">&lt;form</text:span></text:p>
            <text:p><text:span text:style-name="T223">action="/zend/acme/estoque/incluirProduto"</text:span></text:p>
            <text:p><text:span text:style-name="T223">method="post"&gt;</text:span></text:p>
            <text:p><text:span text:style-name="T223">Nome:</text:span></text:p>
            <text:p><text:span text:style-name="T223">&lt;input name="nome" value="" id="nome"</text:span></text:p>
            <text:p><text:span text:style-name="T223">type="text"&gt;</text:span></text:p>
            <text:p><text:span text:style-name="T223">&lt;input type="submit" name="incluir"</text:span></text:p>
            <text:p><text:span text:style-name="T223">value="Incluir"/&gt;</text:span></text:p>
            <text:p><text:span text:style-name="T223">&lt;/form&gt;</text:span></text:p>
            <text:p><text:span text:style-name="T223">&lt;/center&gt;</text:span></text:p>
            <text:p><text:span text:style-name="T223">&lt;a</text:span></text:p>
            <text:p><text:span text:style-name="T223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5">Esse formulário irá submeter os dados para o método </text:span><text:span text:style-name="T266">incluirProduto</text:span><text:span text:style-name="T265">, de </text:span><text:span text:style-name="T266">EstoqueController</text:span><text:span text:style-name="T265">.</text:span></text:p>
            <text:p><text:span text:style-name="T267">/* Gravação de novo produto */</text:span></text:p>
            <text:p><text:span text:style-name="T249"><text:s/></text:span><text:span text:style-name="T249"><text:tab/></text:span><text:span text:style-name="T249"><text:tab/></text:span><text:span text:style-name="T249"><text:tab/></text:span><text:span text:style-name="T249"> </text:span><text:span text:style-name="T249"><text:tab/></text:span><text:span text:style-name="T249">public function</text:span><text:span text:style-name="T250"> incluirProdutoAction()</text:span></text:p>
            <text:p><text:span text:style-name="T250"><text:s/></text:span><text:span text:style-name="T250">{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$nome</text:span><text:span text:style-name="T250"> = (</text:span><text:span text:style-name="T249">string</text:span><text:span text:style-name="T250">)</text:span><text:span text:style-name="T251">$this</text:span><text:span text:style-name="T250">→_request-&gt;getParam(</text:span><text:span text:style-name="T268">'nome'</text:span><text:span text:style-name="T250">);</text:span></text:p>
            <text:p><text:span text:style-name="T249"><text:s/></text:span><text:span text:style-name="T249"><text:tab/></text:span><text:span text:style-name="T249"><text:tab/></text:span><text:span text:style-name="T249"><text:tab/></text:span><text:span text:style-name="T249"> </text:span><text:span text:style-name="T249"><text:tab/></text:span><text:span text:style-name="T249"><text:tab/></text:span><text:span text:style-name="T249"><text:tab/></text:span><text:span text:style-name="T249">if</text:span><text:span text:style-name="T250"> (</text:span><text:span text:style-name="T249">isset</text:span><text:span text:style-name="T250">(</text:span><text:span text:style-name="T251">$nome</text:span><text:span text:style-name="T250">))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{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$table</text:span><text:span text:style-name="T250"> = </text:span><text:span text:style-name="T249">new</text:span><text:span text:style-name="T250"> Produtos();</text:span></text:p>
            <text:p><text:span text:style-name="T250"/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$dados</text:span><text:span text:style-name="T250"> = </text:span><text:span text:style-name="T249">array</text:span><text:span text:style-name="T250">(</text:span><text:span text:style-name="T250"><text:tab/></text:span><text:span text:style-name="T268">'nome'</text:span><text:span text:style-name="T250">=&gt; </text:span><text:span text:style-name="T251">$nome</text:span><text:span text:style-name="T250">,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 </text:span><text:span text:style-name="T268"><text:tab/></text:span><text:span text:style-name="T268"><text:tab/></text:span><text:span text:style-name="T268">'quantidade'</text:span><text:span text:style-name="T250">=&gt; 0,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68">'valor'</text:span><text:span text:style-name="T250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69"><text:s/></text:span><text:span text:style-name="T269"><text:tab/></text:span><text:span text:style-name="T269"><text:tab/></text:span><text:span text:style-name="T251">$table</text:span><text:span text:style-name="T269">-&gt;insert(</text:span><text:span text:style-name="T251">$dados</text:span><text:span text:style-name="T269">);</text:span></text:p>
            <text:p><text:span text:style-name="T269"><text:s/></text:span><text:span text:style-name="T269">}</text:span></text:p>
            <text:p><text:span text:style-name="T269"><text:s/></text:span><text:span text:style-name="T269"><text:tab/></text:span><text:span text:style-name="T249">else</text:span></text:p>
            <text:p><text:span text:style-name="T269"><text:s/></text:span><text:span text:style-name="T269">{</text:span></text:p>
            <text:p><text:span text:style-name="T269"><text:s/></text:span><text:span text:style-name="T269"><text:tab/></text:span><text:span text:style-name="T269"><text:tab/></text:span><text:span text:style-name="T251">$_SESSION</text:span><text:span text:style-name="T269">[</text:span><text:span text:style-name="T268">'mensagem'</text:span><text:span text:style-name="T269">] = </text:span><text:span text:style-name="T268">'nome inválido'</text:span><text:span text:style-name="T269">;</text:span></text:p>
            <text:p><text:span text:style-name="T269"><text:s/></text:span><text:span text:style-name="T269">}</text:span></text:p>
            <text:p><text:span text:style-name="T269"><text:s/></text:span><text:span text:style-name="T269"><text:tab/></text:span><text:span text:style-name="T269"><text:tab/></text:span><text:span text:style-name="T251">$this</text:span><text:span text:style-name="T269">-&gt;_redirect(</text:span><text:span text:style-name="T268">'/estoque/manterProduto'</text:span><text:span text:style-name="T269">);</text:span></text:p>
            <text:p><text:span text:style-name="T269"><text:s/></text:span><text:span text:style-name="T269">} </text:span><text:span text:style-name="T269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0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0">Assim, encerra-se este curso.</text:span></text:p>
            <text:p><text:span text:style-name="T270"/></text:p>
            <text:p><text:span text:style-name="T270">Dúvidas? Se houverem…</text:span></text:p>
            <text:p><text:span text:style-name="T270"/></text:p>
            <text:p><text:span text:style-name="T270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5FFEDC419F6A6036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0">http://www.php.net (PHP Group)</text:span></text:p>
            <text:p><text:span text:style-name="T270">http://phpbrasil.com</text:span></text:p>
            <text:p><text:span text:style-name="T270">http://www.prophp.com.br</text:span></text:p>
            <text:p><text:span text:style-name="T270">http://www.phpclasses.org</text:span></text:p>
            <text:p><text:span text:style-name="T265"><text:a xlink:href="http://www.zend.com/" xlink:type="simple">http://www.zend.com</text:a></text:span></text:p>
            <text:p><text:span text:style-name="T270"/></text:p>
            <text:p><text:span text:style-name="T270"/></text:p>
            <text:p><text:span text:style-name="T270">Flávio Gomes da Silva Lisboa</text:span></text:p>
            <text:p><text:span text:style-name="T270">Analista de Desenvolvimento de Sistemas</text:span></text:p>
            <text:p><text:span text:style-name="T270">SERPRO</text:span></text:p>
            <text:p><text:span text:style-name="T270">flaviogomesdasilva@yahoo.com.br</text:span></text:p>
            <text:p><text:span text:style-name="T270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03">Elton Luís Minetto, por seu livro “Frameworks para Desenvolvimento em PHP”</text:span></text:p>
            <text:p><text:span text:style-name="T203">Felipe Tonello por sua palestra sobre Zend Framework no evento</text:span></text:p>
            <text:p><text:span text:style-name="T203">“</text:span><text:span text:style-name="T203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A15EC63B150733C6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19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28T08:22:48.153393976</dc:date>
    <meta:editing-duration>P1DT8H3M5S</meta:editing-duration>
    <meta:editing-cycles>234</meta:editing-cycles>
    <meta:document-statistic meta:object-count="871"/>
  </office:meta>
</office:document-meta>
</file>